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2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3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4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5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74cd8" officeooo:paragraph-rsid="00c74cd8" style:font-name-asian="Roboto1" style:font-size-asian="14pt" style:font-weight-asian="bold" style:font-name-complex="Roboto1" style:font-size-complex="14pt" style:font-weight-complex="bold"/>
    </style:style>
    <style:style style:name="P6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1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2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3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5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16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17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18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c1e431" officeooo:paragraph-rsid="00c1e431" style:font-name-asian="Roboto1" style:font-size-asian="14pt" style:font-weight-asian="bold" style:font-name-complex="Roboto1" style:font-size-complex="14pt" style:font-weight-complex="bold"/>
    </style:style>
    <style:style style:name="P19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e2128" officeooo:paragraph-rsid="00ce2128" style:font-name-asian="Roboto1" style:font-size-asian="16pt" style:font-weight-asian="bold" style:font-name-complex="Roboto1" style:font-size-complex="14pt" style:font-weight-complex="bold"/>
    </style:style>
    <style:style style:name="P20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69ed4" officeooo:paragraph-rsid="00d69ed4" style:font-name-asian="Roboto1" style:font-size-asian="16pt" style:font-weight-asian="bold" style:font-name-complex="Roboto1" style:font-size-complex="14pt" style:font-weight-complex="bold"/>
    </style:style>
    <style:style style:name="P21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bc5ec" officeooo:paragraph-rsid="00dbc5ec" style:font-name-asian="Roboto1" style:font-size-asian="16pt" style:font-weight-asian="bold" style:font-name-complex="Roboto1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bd26a" style:font-name-asian="Roboto1" style:font-size-asian="16pt" style:font-weight-asian="bold" style:font-name-complex="Roboto1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c2e936" style:font-name-asian="Roboto1" style:font-size-asian="16pt" style:font-weight-asian="bold" style:font-name-complex="Roboto1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5bf83" style:font-name-asian="Roboto1" style:font-size-asian="16pt" style:font-weight-asian="bold" style:font-name-complex="Roboto1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d6a83" style:font-name-asian="Roboto1" style:font-size-asian="16pt" style:font-weight-asian="bold" style:font-name-complex="Roboto1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5e14e" style:font-name-asian="Roboto1" style:font-size-asian="16pt" style:font-weight-asian="bold" style:font-name-complex="Roboto1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0b935" style:font-name-asian="Roboto1" style:font-size-asian="16pt" style:font-weight-asian="bold" style:font-name-complex="Roboto1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91631e" style:font-name-asian="Roboto1" style:font-size-asian="16pt" style:font-weight-asian="bold" style:font-name-complex="Roboto1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76393" style:font-name-asian="Roboto1" style:font-size-asian="16pt" style:font-weight-asian="bold" style:font-name-complex="Roboto1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04a1e" style:font-name-asian="Roboto1" style:font-size-asian="16pt" style:font-weight-asian="bold" style:font-name-complex="Roboto1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77844d" style:font-name-asian="Roboto1" style:font-size-asian="16pt" style:font-weight-asian="bold" style:font-name-complex="Roboto1" style:font-size-complex="14pt" style:font-weight-complex="bold"/>
    </style:style>
    <style:style style:name="P3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dfe16" style:font-name-asian="Roboto1" style:font-size-asian="16pt" style:font-weight-asian="bold" style:font-name-complex="Roboto1" style:font-size-complex="14pt" style:font-weight-complex="bold"/>
    </style:style>
    <style:style style:name="P3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89285" style:font-name-asian="Roboto1" style:font-size-asian="16pt" style:font-weight-asian="bold" style:font-name-complex="Roboto1" style:font-size-complex="14pt" style:font-weight-complex="bold"/>
    </style:style>
    <style:style style:name="P3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1dfa7" style:font-name-asian="Roboto1" style:font-size-asian="16pt" style:font-weight-asian="bold" style:font-name-complex="Roboto1" style:font-size-complex="14pt" style:font-weight-complex="bold"/>
    </style:style>
    <style:style style:name="P3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9769a" style:font-name-asian="Roboto1" style:font-size-asian="16pt" style:font-weight-asian="bold" style:font-name-complex="Roboto1" style:font-size-complex="14pt" style:font-weight-complex="bold"/>
    </style:style>
    <style:style style:name="P3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4073e" style:font-name-asian="Roboto1" style:font-size-asian="16pt" style:font-weight-asian="bold" style:font-name-complex="Roboto1" style:font-size-complex="14pt" style:font-weight-complex="bold"/>
    </style:style>
    <style:style style:name="P3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e56ad" style:font-name-asian="Roboto1" style:font-size-asian="16pt" style:font-weight-asian="bold" style:font-name-complex="Roboto1" style:font-size-complex="14pt" style:font-weight-complex="bold"/>
    </style:style>
    <style:style style:name="P3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7d71f" style:font-name-asian="Roboto1" style:font-size-asian="16pt" style:font-weight-asian="bold" style:font-name-complex="Roboto1" style:font-size-complex="14pt" style:font-weight-complex="bold"/>
    </style:style>
    <style:style style:name="P3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2f0dc" style:font-name-asian="Roboto1" style:font-size-asian="16pt" style:font-weight-asian="bold" style:font-name-complex="Roboto1" style:font-size-complex="14pt" style:font-weight-complex="bold"/>
    </style:style>
    <style:style style:name="P4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3c2250" style:font-name-asian="Roboto1" style:font-size-asian="16pt" style:font-weight-asian="bold" style:font-name-complex="Roboto1" style:font-size-complex="14pt" style:font-weight-complex="bold"/>
    </style:style>
    <style:style style:name="P4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cb671d" style:font-name-asian="Roboto1" style:font-size-asian="16pt" style:font-weight-asian="bold" style:font-name-complex="Roboto1" style:font-size-complex="14pt" style:font-weight-complex="bold"/>
    </style:style>
    <style:style style:name="P4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d019c0" style:font-name-asian="Roboto1" style:font-size-asian="16pt" style:font-weight-asian="bold" style:font-name-complex="Roboto1" style:font-size-complex="14pt" style:font-weight-complex="bold"/>
    </style:style>
    <style:style style:name="P4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d9df58" style:font-name-asian="Roboto1" style:font-size-asian="16pt" style:font-weight-asian="bold" style:font-name-complex="Roboto1" style:font-size-complex="14pt" style:font-weight-complex="bold"/>
    </style:style>
    <style:style style:name="P4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dc8fd9" style:font-name-asian="Roboto1" style:font-size-asian="16pt" style:font-weight-asian="bold" style:font-name-complex="Roboto1" style:font-size-complex="14pt" style:font-weight-complex="bold"/>
    </style:style>
    <style:style style:name="P4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e19393" style:font-name-asian="Roboto1" style:font-size-asian="16pt" style:font-weight-asian="bold" style:font-name-complex="Roboto1" style:font-size-complex="14pt" style:font-weight-complex="bold"/>
    </style:style>
    <style:style style:name="P4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e73ce1" style:font-name-asian="Roboto1" style:font-size-asian="16pt" style:font-weight-asian="bold" style:font-name-complex="Roboto1" style:font-size-complex="14pt" style:font-weight-complex="bold"/>
    </style:style>
    <style:style style:name="P4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ecb693" style:font-name-asian="Roboto1" style:font-size-asian="16pt" style:font-weight-asian="bold" style:font-name-complex="Roboto1" style:font-size-complex="14pt" style:font-weight-complex="bold"/>
    </style:style>
    <style:style style:name="P4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f3750c" style:font-name-asian="Roboto1" style:font-size-asian="16pt" style:font-weight-asian="bold" style:font-name-complex="Roboto1" style:font-size-complex="14pt" style:font-weight-complex="bold"/>
    </style:style>
    <style:style style:name="P4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f63fa8" style:font-name-asian="Roboto1" style:font-size-asian="16pt" style:font-weight-asian="bold" style:font-name-complex="Roboto1" style:font-size-complex="14pt" style:font-weight-complex="bold"/>
    </style:style>
    <style:style style:name="P5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fde381" style:font-name-asian="Roboto1" style:font-size-asian="16pt" style:font-weight-asian="bold" style:font-name-complex="Roboto1" style:font-size-complex="14pt" style:font-weight-complex="bold"/>
    </style:style>
    <style:style style:name="P5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04db14" style:font-name-asian="Roboto1" style:font-size-asian="16pt" style:font-weight-asian="bold" style:font-name-complex="Roboto1" style:font-size-complex="14pt" style:font-weight-complex="bold"/>
    </style:style>
    <style:style style:name="P5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0b3fbc" style:font-name-asian="Roboto1" style:font-size-asian="16pt" style:font-weight-asian="bold" style:font-name-complex="Roboto1" style:font-size-complex="14pt" style:font-weight-complex="bold"/>
    </style:style>
    <style:style style:name="P5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0f83c0" style:font-name-asian="Roboto1" style:font-size-asian="16pt" style:font-weight-asian="bold" style:font-name-complex="Roboto1" style:font-size-complex="14pt" style:font-weight-complex="bold"/>
    </style:style>
    <style:style style:name="P5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1273f5" style:font-name-asian="Roboto1" style:font-size-asian="16pt" style:font-weight-asian="bold" style:font-name-complex="Roboto1" style:font-size-complex="14pt" style:font-weight-complex="bold"/>
    </style:style>
    <style:style style:name="P5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184b6a" style:font-name-asian="Roboto1" style:font-size-asian="16pt" style:font-weight-asian="bold" style:font-name-complex="Roboto1" style:font-size-complex="14pt" style:font-weight-complex="bold"/>
    </style:style>
    <style:style style:name="P5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1d8749" style:font-name-asian="Roboto1" style:font-size-asian="16pt" style:font-weight-asian="bold" style:font-name-complex="Roboto1" style:font-size-complex="14pt" style:font-weight-complex="bold"/>
    </style:style>
    <style:style style:name="P5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219c93" style:font-name-asian="Roboto1" style:font-size-asian="16pt" style:font-weight-asian="bold" style:font-name-complex="Roboto1" style:font-size-complex="14pt" style:font-weight-complex="bold"/>
    </style:style>
    <style:style style:name="P5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26c18e" style:font-name-asian="Roboto1" style:font-size-asian="16pt" style:font-weight-asian="bold" style:font-name-complex="Roboto1" style:font-size-complex="14pt" style:font-weight-complex="bold"/>
    </style:style>
    <style:style style:name="P5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2bec84" style:font-name-asian="Roboto1" style:font-size-asian="16pt" style:font-weight-asian="bold" style:font-name-complex="Roboto1" style:font-size-complex="14pt" style:font-weight-complex="bold"/>
    </style:style>
    <style:style style:name="P6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20712b" officeooo:paragraph-rsid="00329012" style:font-name-asian="Roboto1" style:font-size-asian="16pt" style:font-weight-asian="bold" style:font-name-complex="Roboto1" style:font-size-complex="14pt" style:font-weight-complex="bold"/>
    </style:style>
    <style:style style:name="P6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paragraph-rsid="00329012" style:font-name-asian="Roboto1" style:font-size-asian="16pt" style:font-weight-asian="bold" style:font-name-complex="Roboto1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63" style:family="paragraph" style:parent-style-name="Standard">
      <style:paragraph-properties fo:margin-top="0cm" fo:margin-bottom="0.353cm" style:contextual-spacing="false"/>
      <style:text-properties fo:font-size="14pt" fo:language="en" fo:country="US" fo:font-weight="bold" officeooo:rsid="00150cd4" officeooo:paragraph-rsid="003c2250" style:font-size-asian="14pt" style:font-weight-asian="bold"/>
    </style:style>
    <style:style style:name="P6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23f577"/>
    </style:style>
    <style:style style:name="P6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150cd4"/>
    </style:style>
    <style:style style:name="P66" style:family="paragraph" style:parent-style-name="List_20_Paragraph" style:list-style-name="">
      <style:paragraph-properties fo:margin-left="1.251cm" fo:margin-right="0cm" fo:margin-top="0.568cm" fo:margin-bottom="0cm" style:contextual-spacing="true" fo:text-indent="-0.635cm" style:auto-text-indent="false" fo:padding="0cm" fo:border="none" style:shadow="none"/>
      <style:text-properties fo:color="#000000" loext:opacity="100%" style:font-name="Roboto" fo:font-size="14pt" fo:language="en" fo:country="US" fo:font-weight="bold" style:font-name-asian="Roboto1" style:font-size-asian="14pt" style:font-weight-asian="bold" style:font-name-complex="Roboto1"/>
    </style:style>
    <style:style style:name="P67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8f3a8" style:font-name-asian="Roboto1" style:font-size-asian="14pt" style:font-weight-asian="bold" style:font-name-complex="Roboto1" style:font-size-complex="14pt" style:font-weight-complex="bold"/>
    </style:style>
    <style:style style:name="P68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9c199" style:font-name-asian="Roboto1" style:font-size-asian="14pt" style:font-weight-asian="bold" style:font-name-complex="Roboto1" style:font-size-complex="14pt" style:font-weight-complex="bold"/>
    </style:style>
    <style:style style:name="P69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e0e9" officeooo:paragraph-rsid="0029c199" style:font-name-asian="Roboto1" style:font-size-asian="14pt" style:font-weight-asian="bold" style:font-name-complex="Roboto1" style:font-size-complex="14pt" style:font-weight-complex="bold"/>
    </style:style>
    <style:style style:name="P70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a3f2f" style:font-name-asian="Roboto1" style:font-size-asian="14pt" style:font-weight-asian="bold" style:font-name-complex="Roboto1" style:font-size-complex="14pt" style:font-weight-complex="bold"/>
    </style:style>
    <style:style style:name="P71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b529e" style:font-name-asian="Roboto1" style:font-size-asian="14pt" style:font-weight-asian="bold" style:font-name-complex="Roboto1" style:font-size-complex="14pt" style:font-weight-complex="bold"/>
    </style:style>
    <style:style style:name="P72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cbb8" officeooo:paragraph-rsid="002b529e" style:font-name-asian="Roboto1" style:font-size-asian="14pt" style:font-weight-asian="bold" style:font-name-complex="Roboto1" style:font-size-complex="14pt" style:font-weight-complex="bold"/>
    </style:style>
    <style:style style:name="P73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de0e" officeooo:paragraph-rsid="002d2206" style:font-name-asian="Roboto1" style:font-size-asian="14pt" style:font-weight-asian="bold" style:font-name-complex="Roboto1" style:font-size-complex="14pt" style:font-weight-complex="bold"/>
    </style:style>
    <style:style style:name="P74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d1879" officeooo:paragraph-rsid="002eef11" style:font-name-asian="Roboto1" style:font-size-asian="14pt" style:font-weight-asian="bold" style:font-name-complex="Roboto1" style:font-size-complex="14pt" style:font-weight-complex="bold"/>
    </style:style>
    <style:style style:name="P75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ed024" officeooo:paragraph-rsid="0030171a" style:font-name-asian="Roboto1" style:font-size-asian="14pt" style:font-weight-asian="bold" style:font-name-complex="Roboto1" style:font-size-complex="14pt" style:font-weight-complex="bold"/>
    </style:style>
    <style:style style:name="P76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a003" officeooo:paragraph-rsid="003032a2" style:font-name-asian="Roboto1" style:font-size-asian="14pt" style:font-weight-asian="bold" style:font-name-complex="Roboto1" style:font-size-complex="14pt" style:font-weight-complex="bold"/>
    </style:style>
    <style:style style:name="P77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47544" officeooo:paragraph-rsid="00347544" style:font-name-asian="Roboto1" style:font-size-asian="14pt" style:font-weight-asian="bold" style:font-name-complex="Roboto1" style:font-size-complex="14pt" style:font-weight-complex="bold"/>
    </style:style>
    <style:style style:name="P78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7d16b" officeooo:paragraph-rsid="0037d16b" style:font-name-asian="Roboto1" style:font-size-asian="14pt" style:font-weight-asian="bold" style:font-name-complex="Roboto1" style:font-size-complex="14pt" style:font-weight-complex="bold"/>
    </style:style>
    <style:style style:name="P79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99530" officeooo:paragraph-rsid="00399530" style:font-name-asian="Roboto1" style:font-size-asian="14pt" style:font-weight-asian="bold" style:font-name-complex="Roboto1" style:font-size-complex="14pt" style:font-weight-complex="bold"/>
    </style:style>
    <style:style style:name="P80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81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2250" style:font-name-asian="Roboto1" style:font-size-asian="14pt" style:font-weight-asian="bold" style:font-name-complex="Roboto1" style:font-size-complex="14pt" style:font-weight-complex="bold"/>
    </style:style>
    <style:style style:name="P82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fd8e" style:font-name-asian="Roboto1" style:font-size-asian="14pt" style:font-weight-asian="bold" style:font-name-complex="Roboto1" style:font-size-complex="14pt" style:font-weight-complex="bold"/>
    </style:style>
    <style:style style:name="P83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a18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84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85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ee236" style:font-name-asian="Roboto1" style:font-size-asian="14pt" style:font-weight-asian="bold" style:font-name-complex="Roboto1" style:font-size-complex="14pt" style:font-weight-complex="bold"/>
    </style:style>
    <style:style style:name="P86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56a5" officeooo:paragraph-rsid="003fbe8a" style:font-name-asian="Roboto1" style:font-size-asian="14pt" style:font-weight-asian="bold" style:font-name-complex="Roboto1" style:font-size-complex="14pt" style:font-weight-complex="bold"/>
    </style:style>
    <style:style style:name="P87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88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52ac" officeooo:paragraph-rsid="0042f0dc" style:font-name-asian="Roboto1" style:font-size-asian="14pt" style:font-weight-asian="bold" style:font-name-complex="Roboto1" style:font-size-complex="14pt" style:font-weight-complex="bold"/>
    </style:style>
    <style:style style:name="P89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9295" officeooo:paragraph-rsid="0044e906" style:font-name-asian="Roboto1" style:font-size-asian="14pt" style:font-weight-asian="bold" style:font-name-complex="Roboto1" style:font-size-complex="14pt" style:font-weight-complex="bold"/>
    </style:style>
    <style:style style:name="P90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8d93" officeooo:paragraph-rsid="00451c5b" style:font-name-asian="Roboto1" style:font-size-asian="14pt" style:font-weight-asian="bold" style:font-name-complex="Roboto1" style:font-size-complex="14pt" style:font-weight-complex="bold"/>
    </style:style>
    <style:style style:name="P91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9338" officeooo:paragraph-rsid="00467cb1" style:font-name-asian="Roboto1" style:font-size-asian="14pt" style:font-weight-asian="bold" style:font-name-complex="Roboto1" style:font-size-complex="14pt" style:font-weight-complex="bold"/>
    </style:style>
    <style:style style:name="P92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7d71f" style:font-name-asian="Roboto1" style:font-size-asian="14pt" style:font-weight-asian="bold" style:font-name-complex="Roboto1" style:font-size-complex="14pt" style:font-weight-complex="bold"/>
    </style:style>
    <style:style style:name="P93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962a4" style:font-name-asian="Roboto1" style:font-size-asian="14pt" style:font-weight-asian="bold" style:font-name-complex="Roboto1" style:font-size-complex="14pt" style:font-weight-complex="bold"/>
    </style:style>
    <style:style style:name="P94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147c" officeooo:paragraph-rsid="004962a4" style:font-name-asian="Roboto1" style:font-size-asian="14pt" style:font-weight-asian="bold" style:font-name-complex="Roboto1" style:font-size-complex="14pt" style:font-weight-complex="bold"/>
    </style:style>
    <style:style style:name="P95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9d83" officeooo:paragraph-rsid="004a1fc3" style:font-name-asian="Roboto1" style:font-size-asian="14pt" style:font-weight-asian="bold" style:font-name-complex="Roboto1" style:font-size-complex="14pt" style:font-weight-complex="bold"/>
    </style:style>
    <style:style style:name="P96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34f6a" officeooo:paragraph-rsid="004a9bef" style:font-name-asian="Roboto1" style:font-size-asian="14pt" style:font-weight-asian="bold" style:font-name-complex="Roboto1" style:font-size-complex="14pt" style:font-weight-complex="bold"/>
    </style:style>
    <style:style style:name="P97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66772" officeooo:paragraph-rsid="004abdc7" style:font-name-asian="Roboto1" style:font-size-asian="14pt" style:font-weight-asian="bold" style:font-name-complex="Roboto1" style:font-size-complex="14pt" style:font-weight-complex="bold"/>
    </style:style>
    <style:style style:name="P98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793b5" officeooo:paragraph-rsid="004be097" style:font-name-asian="Roboto1" style:font-size-asian="14pt" style:font-weight-asian="bold" style:font-name-complex="Roboto1" style:font-size-complex="14pt" style:font-weight-complex="bold"/>
    </style:style>
    <style:style style:name="P99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9336c" officeooo:paragraph-rsid="004ce06f" style:font-name-asian="Roboto1" style:font-size-asian="14pt" style:font-weight-asian="bold" style:font-name-complex="Roboto1" style:font-size-complex="14pt" style:font-weight-complex="bold"/>
    </style:style>
    <style:style style:name="P100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101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b3d06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02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03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04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e56d7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05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106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073e" style:font-name-asian="Roboto1" style:font-size-asian="14pt" style:font-weight-asian="bold" style:font-name-complex="Roboto1" style:font-size-complex="14pt" style:font-weight-complex="bold"/>
    </style:style>
    <style:style style:name="P107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08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59f47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09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a864" officeooo:paragraph-rsid="0055837a" style:font-name-asian="Roboto1" style:font-size-asian="14pt" style:font-weight-asian="bold" style:font-name-complex="Roboto1" style:font-size-complex="14pt" style:font-weight-complex="bold"/>
    </style:style>
    <style:style style:name="P110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111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96918" officeooo:paragraph-rsid="005b1342" style:font-name-asian="Roboto1" style:font-size-asian="14pt" style:font-weight-asian="bold" style:font-name-complex="Roboto1" style:font-size-complex="14pt" style:font-weight-complex="bold"/>
    </style:style>
    <style:style style:name="P112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06ac" officeooo:paragraph-rsid="005c4688" style:font-name-asian="Roboto1" style:font-size-asian="14pt" style:font-weight-asian="bold" style:font-name-complex="Roboto1" style:font-size-complex="14pt" style:font-weight-complex="bold"/>
    </style:style>
    <style:style style:name="P113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6ec2" officeooo:paragraph-rsid="005d1098" style:font-name-asian="Roboto1" style:font-size-asian="14pt" style:font-weight-asian="bold" style:font-name-complex="Roboto1" style:font-size-complex="14pt" style:font-weight-complex="bold"/>
    </style:style>
    <style:style style:name="P114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e0a85" style:font-name-asian="Roboto1" style:font-size-asian="14pt" style:font-weight-asian="bold" style:font-name-complex="Roboto1" style:font-size-complex="14pt" style:font-weight-complex="bold"/>
    </style:style>
    <style:style style:name="P115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116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1dfa7" style:font-name-asian="Roboto1" style:font-size-asian="14pt" style:font-weight-asian="bold" style:font-name-complex="Roboto1" style:font-size-complex="14pt" style:font-weight-complex="bold"/>
    </style:style>
    <style:style style:name="P117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18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a961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19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49462" style:font-name-asian="Roboto1" style:font-size-asian="14pt" style:font-weight-asian="bold" style:font-name-complex="Roboto1" style:font-size-complex="14pt" style:font-weight-complex="bold"/>
    </style:style>
    <style:style style:name="P120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21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22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1698e" officeooo:paragraph-rsid="00689285" style:font-name-asian="Roboto1" style:font-size-asian="14pt" style:font-weight-asian="bold" style:font-name-complex="Roboto1" style:font-size-complex="14pt" style:font-weight-complex="bold"/>
    </style:style>
    <style:style style:name="P123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ace9" officeooo:paragraph-rsid="0068963a" style:font-name-asian="Roboto1" style:font-size-asian="14pt" style:font-weight-asian="bold" style:font-name-complex="Roboto1" style:font-size-complex="14pt" style:font-weight-complex="bold"/>
    </style:style>
    <style:style style:name="P124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f265" officeooo:paragraph-rsid="00691e1d" style:font-name-asian="Roboto1" style:font-size-asian="14pt" style:font-weight-asian="bold" style:font-name-complex="Roboto1" style:font-size-complex="14pt" style:font-weight-complex="bold"/>
    </style:style>
    <style:style style:name="P125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2dc6" style:font-name-asian="Roboto1" style:font-size-asian="14pt" style:font-weight-asian="bold" style:font-name-complex="Roboto1" style:font-size-complex="14pt" style:font-weight-complex="bold"/>
    </style:style>
    <style:style style:name="P126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27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28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6a26f" officeooo:paragraph-rsid="006e2e15" style:font-name-asian="Roboto1" style:font-size-asian="14pt" style:font-weight-asian="bold" style:font-name-complex="Roboto1" style:font-size-complex="14pt" style:font-weight-complex="bold"/>
    </style:style>
    <style:style style:name="P129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778de" officeooo:paragraph-rsid="006ec772" style:font-name-asian="Roboto1" style:font-size-asian="14pt" style:font-weight-asian="bold" style:font-name-complex="Roboto1" style:font-size-complex="14pt" style:font-weight-complex="bold"/>
    </style:style>
    <style:style style:name="P130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8f340" officeooo:paragraph-rsid="0070705c" style:font-name-asian="Roboto1" style:font-size-asian="14pt" style:font-weight-asian="bold" style:font-name-complex="Roboto1" style:font-size-complex="14pt" style:font-weight-complex="bold"/>
    </style:style>
    <style:style style:name="P131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00d6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32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e29d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33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c8f8e" officeooo:paragraph-rsid="00738484" style:font-name-asian="Roboto1" style:font-size-asian="14pt" style:font-weight-asian="bold" style:font-name-complex="Roboto1" style:font-size-complex="14pt" style:font-weight-complex="bold"/>
    </style:style>
    <style:style style:name="P134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5d42b" style:font-name-asian="Roboto1" style:font-size-asian="14pt" style:font-weight-asian="bold" style:font-name-complex="Roboto1" style:font-size-complex="14pt" style:font-weight-complex="bold"/>
    </style:style>
    <style:style style:name="P135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36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e3562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37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38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927f8" style:font-name-asian="Roboto1" style:font-size-asian="14pt" style:font-weight-asian="bold" style:font-name-complex="Roboto1" style:font-size-complex="14pt" style:font-weight-complex="bold"/>
    </style:style>
    <style:style style:name="P139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40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96ca" officeooo:paragraph-rsid="00819d21" style:font-name-asian="Roboto1" style:font-size-asian="14pt" style:font-weight-asian="bold" style:font-name-complex="Roboto1" style:font-size-complex="14pt" style:font-weight-complex="bold"/>
    </style:style>
    <style:style style:name="P141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cab2" officeooo:paragraph-rsid="0081bce0" style:font-name-asian="Roboto1" style:font-size-asian="14pt" style:font-weight-asian="bold" style:font-name-complex="Roboto1" style:font-size-complex="14pt" style:font-weight-complex="bold"/>
    </style:style>
    <style:style style:name="P142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35931" style:font-name-asian="Roboto1" style:font-size-asian="14pt" style:font-weight-asian="bold" style:font-name-complex="Roboto1" style:font-size-complex="14pt" style:font-weight-complex="bold"/>
    </style:style>
    <style:style style:name="P143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144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b94a1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45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d2dc5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46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9b074" style:font-name-asian="Roboto1" style:font-size-asian="14pt" style:font-weight-asian="bold" style:font-name-complex="Roboto1" style:font-size-complex="14pt" style:font-weight-complex="bold"/>
    </style:style>
    <style:style style:name="P147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48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0c338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49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1cd31" officeooo:paragraph-rsid="008c5a38" style:font-name-asian="Roboto1" style:font-size-asian="14pt" style:font-weight-asian="bold" style:font-name-complex="Roboto1" style:font-size-complex="14pt" style:font-weight-complex="bold"/>
    </style:style>
    <style:style style:name="P150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2dfb0" officeooo:paragraph-rsid="008d1055" style:font-name-asian="Roboto1" style:font-size-asian="14pt" style:font-weight-asian="bold" style:font-name-complex="Roboto1" style:font-size-complex="14pt" style:font-weight-complex="bold"/>
    </style:style>
    <style:style style:name="P151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52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9c002" officeooo:paragraph-rsid="00926bf0" style:font-name-asian="Roboto1" style:font-size-asian="14pt" style:font-weight-asian="bold" style:font-name-complex="Roboto1" style:font-size-complex="14pt" style:font-weight-complex="bold"/>
    </style:style>
    <style:style style:name="P153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af5d8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54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55" style:family="paragraph" style:parent-style-name="List_20_Paragraph" style:list-style-name="L16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56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52200" style:font-name-asian="Roboto1" style:font-size-asian="14pt" style:font-weight-asian="bold" style:font-name-complex="Roboto1" style:font-size-complex="14pt" style:font-weight-complex="bold"/>
    </style:style>
    <style:style style:name="P157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73b9" officeooo:paragraph-rsid="009895c4" style:font-name-asian="Roboto1" style:font-size-asian="14pt" style:font-weight-asian="bold" style:font-name-complex="Roboto1" style:font-size-complex="14pt" style:font-weight-complex="bold"/>
    </style:style>
    <style:style style:name="P158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13b0" style:font-name-asian="Roboto1" style:font-size-asian="14pt" style:font-weight-asian="bold" style:font-name-complex="Roboto1" style:font-size-complex="14pt" style:font-weight-complex="bold"/>
    </style:style>
    <style:style style:name="P159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60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dd4e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61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31861" officeooo:paragraph-rsid="009c4f27" style:font-name-asian="Roboto1" style:font-size-asian="14pt" style:font-weight-asian="bold" style:font-name-complex="Roboto1" style:font-size-complex="14pt" style:font-weight-complex="bold"/>
    </style:style>
    <style:style style:name="P162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63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810a7" officeooo:paragraph-rsid="00a0b935" style:font-name-asian="Roboto1" style:font-size-asian="14pt" style:font-weight-asian="bold" style:font-name-complex="Roboto1" style:font-size-complex="14pt" style:font-weight-complex="bold"/>
    </style:style>
    <style:style style:name="P164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1b2fc" style:font-name-asian="Roboto1" style:font-size-asian="14pt" style:font-weight-asian="bold" style:font-name-complex="Roboto1" style:font-size-complex="14pt" style:font-weight-complex="bold"/>
    </style:style>
    <style:style style:name="P165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66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67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dc898" officeooo:paragraph-rsid="00a70a99" style:font-name-asian="Roboto1" style:font-size-asian="14pt" style:font-weight-asian="bold" style:font-name-complex="Roboto1" style:font-size-complex="14pt" style:font-weight-complex="bold"/>
    </style:style>
    <style:style style:name="P168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f38d1" officeooo:paragraph-rsid="00a71aa9" style:font-name-asian="Roboto1" style:font-size-asian="14pt" style:font-weight-asian="bold" style:font-name-complex="Roboto1" style:font-size-complex="14pt" style:font-weight-complex="bold"/>
    </style:style>
    <style:style style:name="P169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0ab3e" officeooo:paragraph-rsid="00a832ff" style:font-name-asian="Roboto1" style:font-size-asian="14pt" style:font-weight-asian="bold" style:font-name-complex="Roboto1" style:font-size-complex="14pt" style:font-weight-complex="bold"/>
    </style:style>
    <style:style style:name="P170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5269" officeooo:paragraph-rsid="00a9d155" style:font-name-asian="Roboto1" style:font-size-asian="14pt" style:font-weight-asian="bold" style:font-name-complex="Roboto1" style:font-size-complex="14pt" style:font-weight-complex="bold"/>
    </style:style>
    <style:style style:name="P171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ac312" style:font-name-asian="Roboto1" style:font-size-asian="14pt" style:font-weight-asian="bold" style:font-name-complex="Roboto1" style:font-size-complex="14pt" style:font-weight-complex="bold"/>
    </style:style>
    <style:style style:name="P172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73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74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bc04" officeooo:paragraph-rsid="00ad6a83" style:font-name-asian="Roboto1" style:font-size-asian="14pt" style:font-weight-asian="bold" style:font-name-complex="Roboto1" style:font-size-complex="14pt" style:font-weight-complex="bold"/>
    </style:style>
    <style:style style:name="P175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32fa8" officeooo:paragraph-rsid="00af4e6a" style:font-name-asian="Roboto1" style:font-size-asian="14pt" style:font-weight-asian="bold" style:font-name-complex="Roboto1" style:font-size-complex="14pt" style:font-weight-complex="bold"/>
    </style:style>
    <style:style style:name="P176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4ae0c" officeooo:paragraph-rsid="00b1362e" style:font-name-asian="Roboto1" style:font-size-asian="14pt" style:font-weight-asian="bold" style:font-name-complex="Roboto1" style:font-size-complex="14pt" style:font-weight-complex="bold"/>
    </style:style>
    <style:style style:name="P177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205d" officeooo:paragraph-rsid="00b5bf83" style:font-name-asian="Roboto1" style:font-size-asian="14pt" style:font-weight-asian="bold" style:font-name-complex="Roboto1" style:font-size-complex="14pt" style:font-weight-complex="bold"/>
    </style:style>
    <style:style style:name="P178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51e9" officeooo:paragraph-rsid="00b69d98" style:font-name-asian="Roboto1" style:font-size-asian="14pt" style:font-weight-asian="bold" style:font-name-complex="Roboto1" style:font-size-complex="14pt" style:font-weight-complex="bold"/>
    </style:style>
    <style:style style:name="P179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ac41" officeooo:paragraph-rsid="00b744b9" style:font-name-asian="Roboto1" style:font-size-asian="14pt" style:font-weight-asian="bold" style:font-name-complex="Roboto1" style:font-size-complex="14pt" style:font-weight-complex="bold"/>
    </style:style>
    <style:style style:name="P180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84363" officeooo:paragraph-rsid="00b8896c" style:font-name-asian="Roboto1" style:font-size-asian="14pt" style:font-weight-asian="bold" style:font-name-complex="Roboto1" style:font-size-complex="14pt" style:font-weight-complex="bold"/>
    </style:style>
    <style:style style:name="P181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335f" style:font-name-asian="Roboto1" style:font-size-asian="14pt" style:font-weight-asian="bold" style:font-name-complex="Roboto1" style:font-size-complex="14pt" style:font-weight-complex="bold"/>
    </style:style>
    <style:style style:name="P182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183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ad01f" officeooo:paragraph-rsid="00bbd26a" style:font-name-asian="Roboto1" style:font-size-asian="14pt" style:font-weight-asian="bold" style:font-name-complex="Roboto1" style:font-size-complex="14pt" style:font-weight-complex="bold"/>
    </style:style>
    <style:style style:name="P184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ad01f" officeooo:paragraph-rsid="00bf1d0d" style:font-name-asian="Roboto1" style:font-size-asian="14pt" style:font-weight-asian="bold" style:font-name-complex="Roboto1" style:font-size-complex="14pt" style:font-weight-complex="bold"/>
    </style:style>
    <style:style style:name="P185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c95cd" officeooo:paragraph-rsid="00be6cd3" style:font-name-asian="Roboto1" style:font-size-asian="14pt" style:font-weight-asian="bold" style:font-name-complex="Roboto1" style:font-size-complex="14pt" style:font-weight-complex="bold"/>
    </style:style>
    <style:style style:name="P186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bf1d0d" officeooo:paragraph-rsid="00bf1d0d" style:font-name-asian="Roboto1" style:font-size-asian="14pt" style:font-weight-asian="bold" style:font-name-complex="Roboto1" style:font-size-complex="14pt" style:font-weight-complex="bold"/>
    </style:style>
    <style:style style:name="P187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02107" officeooo:paragraph-rsid="00c02107" style:font-name-asian="Roboto1" style:font-size-asian="14pt" style:font-weight-asian="bold" style:font-name-complex="Roboto1" style:font-size-complex="14pt" style:font-weight-complex="bold"/>
    </style:style>
    <style:style style:name="P188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0684e" officeooo:paragraph-rsid="00c0684e" style:font-name-asian="Roboto1" style:font-size-asian="14pt" style:font-weight-asian="bold" style:font-name-complex="Roboto1" style:font-size-complex="14pt" style:font-weight-complex="bold"/>
    </style:style>
    <style:style style:name="P189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1e431" officeooo:paragraph-rsid="00c1e431" style:font-name-asian="Roboto1" style:font-size-asian="14pt" style:font-weight-asian="bold" style:font-name-complex="Roboto1" style:font-size-complex="14pt" style:font-weight-complex="bold"/>
    </style:style>
    <style:style style:name="P190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c2b3" officeooo:paragraph-rsid="00347544" style:font-name-asian="Roboto1" style:font-size-asian="14pt" style:font-weight-asian="bold" style:font-name-complex="Roboto1"/>
    </style:style>
    <style:style style:name="P191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102d5" officeooo:paragraph-rsid="0035ea09" style:font-name-asian="Roboto1" style:font-size-asian="14pt" style:font-weight-asian="bold" style:font-name-complex="Roboto1"/>
    </style:style>
    <style:style style:name="P192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2b2e2" officeooo:paragraph-rsid="0037d16b" style:font-name-asian="Roboto1" style:font-size-asian="14pt" style:font-weight-asian="bold" style:font-name-complex="Roboto1"/>
    </style:style>
    <style:style style:name="P193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8749b" style:font-name-asian="Roboto1" style:font-size-asian="14pt" style:font-weight-asian="bold" style:font-name-complex="Roboto1"/>
    </style:style>
    <style:style style:name="P194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99530" style:font-name-asian="Roboto1" style:font-size-asian="14pt" style:font-weight-asian="bold" style:font-name-complex="Roboto1"/>
    </style:style>
    <style:style style:name="P195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fd4f" officeooo:paragraph-rsid="00399530" style:font-name-asian="Roboto1" style:font-size-asian="14pt" style:font-weight-asian="bold" style:font-name-complex="Roboto1"/>
    </style:style>
    <style:style style:name="P196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3f577" officeooo:paragraph-rsid="0023f577" style:font-name-asian="Roboto1" style:font-size-asian="16pt" style:font-weight-asian="bold" style:font-name-complex="Roboto1" style:font-size-complex="14pt" style:font-weight-complex="bold"/>
    </style:style>
    <style:style style:name="P197" style:family="paragraph" style:parent-style-name="List_20_Paragraph" style:list-style-name="">
      <style:paragraph-properties fo:margin-left="1.251cm" fo:margin-right="0cm" fo:margin-top="0cm" fo:margin-bottom="0cm" style:contextual-spacing="true" fo:text-indent="-0.635cm" style:auto-text-indent="false" fo:padding="0cm" fo:border="none" style:shadow="none"/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P198" style:family="paragraph" style:parent-style-name="List_20_Paragraph" style:list-style-name="">
      <style:paragraph-properties fo:margin-left="1.251cm" fo:margin-right="0cm" fo:margin-top="0cm" fo:margin-bottom="0cm" style:contextual-spacing="true" fo:text-indent="-0.635cm" style:auto-text-indent="false" fo:padding="0cm" fo:border="none" style:shadow="none"/>
    </style:style>
    <style:style style:name="P199" style:family="paragraph" style:parent-style-name="List_20_Paragraph" style:list-style-name="">
      <style:paragraph-properties fo:margin-left="1.251cm" fo:margin-right="0cm" fo:margin-top="0cm" fo:margin-bottom="0.568cm" style:contextual-spacing="true" fo:text-indent="-0.635cm" style:auto-text-indent="false" fo:padding="0cm" fo:border="none" style:shadow="none"/>
      <style:text-properties fo:font-size="14pt" fo:language="en" fo:country="US" fo:font-weight="bold" style:font-size-asian="14pt" style:font-weight-asian="bold"/>
    </style:style>
    <style:style style:name="P200" style:family="paragraph" style:parent-style-name="List_20_Paragraph" style:list-style-name="WWNum10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201" style:family="paragraph" style:parent-style-name="List_20_Paragraph" style:list-style-name="WWNum10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202" style:family="paragraph" style:parent-style-name="List_20_Paragraph" style:list-style-name="WWNum10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03" style:family="paragraph" style:parent-style-name="List_20_Paragraph" style:list-style-name="WWNum2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204" style:family="paragraph" style:parent-style-name="List_20_Paragraph" style:list-style-name="WWNum2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205" style:family="paragraph" style:parent-style-name="List_20_Paragraph" style:list-style-name="WWNum21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06" style:family="paragraph" style:parent-style-name="List_20_Paragraph" style:list-style-name="WWNum28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207" style:family="paragraph" style:parent-style-name="List_20_Paragraph" style:list-style-name="WWNum28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208" style:family="paragraph" style:parent-style-name="List_20_Paragraph" style:list-style-name="WWNum28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09" style:family="paragraph" style:parent-style-name="List_20_Paragraph" style:list-style-name="WWNum42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210" style:family="paragraph" style:parent-style-name="List_20_Paragraph" style:list-style-name="WWNum42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211" style:family="paragraph" style:parent-style-name="List_20_Paragraph" style:list-style-name="WWNum42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1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3235" style:font-size-asian="14pt" style:font-weight-asian="bold" style:font-size-complex="14pt" style:font-weight-complex="bold"/>
    </style:style>
    <style:style style:name="P21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55ae" style:font-size-asian="14pt" style:font-weight-asian="bold" style:font-size-complex="14pt" style:font-weight-complex="bold"/>
    </style:style>
    <style:style style:name="P21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37c80" officeooo:paragraph-rsid="001555ae" style:font-size-asian="14pt" style:font-weight-asian="bold" style:font-size-complex="14pt" style:font-weight-complex="bold"/>
    </style:style>
    <style:style style:name="P21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55ae" style:font-size-asian="14pt" style:font-weight-asian="bold" style:font-size-complex="14pt" style:font-weight-complex="bold"/>
    </style:style>
    <style:style style:name="P21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6333" style:font-size-asian="14pt" style:font-weight-asian="bold" style:font-size-complex="14pt" style:font-weight-complex="bold"/>
    </style:style>
    <style:style style:name="P21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53708" officeooo:paragraph-rsid="0016358c" style:font-size-asian="14pt" style:font-weight-asian="bold" style:font-size-complex="14pt" style:font-weight-complex="bold"/>
    </style:style>
    <style:style style:name="P21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3b9c" style:font-size-asian="14pt" style:font-weight-asian="bold" style:font-size-complex="14pt" style:font-weight-complex="bold"/>
    </style:style>
    <style:style style:name="P21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d4d2" style:font-size-asian="14pt" style:font-weight-asian="bold" style:font-size-complex="14pt" style:font-weight-complex="bold"/>
    </style:style>
    <style:style style:name="P22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6d4d2" style:font-size-asian="14pt" style:font-weight-asian="bold" style:font-size-complex="14pt" style:font-weight-complex="bold"/>
    </style:style>
    <style:style style:name="P22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7271c" style:font-size-asian="14pt" style:font-weight-asian="bold" style:font-size-complex="14pt" style:font-weight-complex="bold"/>
    </style:style>
    <style:style style:name="P22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c6538" officeooo:paragraph-rsid="001a01cf" style:font-size-asian="14pt" style:font-weight-asian="bold" style:font-size-complex="14pt" style:font-weight-complex="bold"/>
    </style:style>
    <style:style style:name="P22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d9e74" officeooo:paragraph-rsid="001bb6da" style:font-size-asian="14pt" style:font-weight-asian="bold" style:font-size-complex="14pt" style:font-weight-complex="bold"/>
    </style:style>
    <style:style style:name="P22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ea1c6" officeooo:paragraph-rsid="001fd2af" style:font-size-asian="14pt" style:font-weight-asian="bold" style:font-size-complex="14pt" style:font-weight-complex="bold"/>
    </style:style>
    <style:style style:name="P22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0f75" officeooo:paragraph-rsid="002105a9" style:font-size-asian="14pt" style:font-weight-asian="bold" style:font-size-complex="14pt" style:font-weight-complex="bold"/>
    </style:style>
    <style:style style:name="P22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f039" officeooo:paragraph-rsid="0022f0d1" style:font-size-asian="14pt" style:font-weight-asian="bold" style:font-size-complex="14pt" style:font-weight-complex="bold"/>
    </style:style>
    <style:style style:name="P22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20712b" officeooo:paragraph-rsid="00233620" style:font-size-asian="14pt" style:font-weight-asian="bold" style:font-size-complex="14pt" style:font-weight-complex="bold"/>
    </style:style>
    <style:style style:name="P228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1495" officeooo:paragraph-rsid="00256a73" style:font-size-asian="14pt" style:font-weight-asian="bold" style:font-size-complex="14pt"/>
    </style:style>
    <style:style style:name="P229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2d9b" officeooo:paragraph-rsid="00257143" style:font-size-asian="14pt" style:font-weight-asian="bold" style:font-size-complex="14pt"/>
    </style:style>
    <style:style style:name="P230" style:family="paragraph" style:parent-style-name="Standard" style:list-style-name="">
      <style:paragraph-properties fo:margin-left="0cm" fo:margin-right="0cm" fo:margin-top="0.568cm" fo:margin-bottom="0.568cm" style:contextual-spacing="false" fo:text-indent="0cm" style:auto-text-indent="false" fo:padding="0cm" fo:border="none" style:shadow="non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231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b671d" officeooo:paragraph-rsid="00cb671d" style:font-name-asian="Roboto1" style:font-size-asian="16pt" style:font-weight-asian="bold" style:font-name-complex="Roboto1" style:font-size-complex="14pt" style:font-weight-complex="bold"/>
    </style:style>
    <style:style style:name="P232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c5aea" officeooo:paragraph-rsid="00cc5aea" style:font-name-asian="Roboto1" style:font-size-asian="16pt" style:font-weight-asian="bold" style:font-name-complex="Roboto1" style:font-size-complex="14pt" style:font-weight-complex="bold"/>
    </style:style>
    <style:style style:name="P233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dabfb" officeooo:paragraph-rsid="00cdabfb" style:font-name-asian="Roboto1" style:font-size-asian="16pt" style:font-weight-asian="bold" style:font-name-complex="Roboto1" style:font-size-complex="14pt" style:font-weight-complex="bold"/>
    </style:style>
    <style:style style:name="P234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e2128" officeooo:paragraph-rsid="00ce2128" style:font-name-asian="Roboto1" style:font-size-asian="16pt" style:font-weight-asian="bold" style:font-name-complex="Roboto1" style:font-size-complex="14pt" style:font-weight-complex="bold"/>
    </style:style>
    <style:style style:name="P235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019c0" officeooo:paragraph-rsid="00d019c0" style:font-name-asian="Roboto1" style:font-size-asian="16pt" style:font-weight-asian="bold" style:font-name-complex="Roboto1" style:font-size-complex="14pt" style:font-weight-complex="bold"/>
    </style:style>
    <style:style style:name="P236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0fdbc" officeooo:paragraph-rsid="00d0fdbc" style:font-name-asian="Roboto1" style:font-size-asian="16pt" style:font-weight-asian="bold" style:font-name-complex="Roboto1" style:font-size-complex="14pt" style:font-weight-complex="bold"/>
    </style:style>
    <style:style style:name="P237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276fa" officeooo:paragraph-rsid="00d276fa" style:font-name-asian="Roboto1" style:font-size-asian="16pt" style:font-weight-asian="bold" style:font-name-complex="Roboto1" style:font-size-complex="14pt" style:font-weight-complex="bold"/>
    </style:style>
    <style:style style:name="P238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3121e" officeooo:paragraph-rsid="00d3121e" style:font-name-asian="Roboto1" style:font-size-asian="16pt" style:font-weight-asian="bold" style:font-name-complex="Roboto1" style:font-size-complex="14pt" style:font-weight-complex="bold"/>
    </style:style>
    <style:style style:name="P239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4fa63" officeooo:paragraph-rsid="00d4fa63" style:font-name-asian="Roboto1" style:font-size-asian="16pt" style:font-weight-asian="bold" style:font-name-complex="Roboto1" style:font-size-complex="14pt" style:font-weight-complex="bold"/>
    </style:style>
    <style:style style:name="P240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69ed4" officeooo:paragraph-rsid="00d69ed4" style:font-name-asian="Roboto1" style:font-size-asian="16pt" style:font-weight-asian="bold" style:font-name-complex="Roboto1" style:font-size-complex="14pt" style:font-weight-complex="bold"/>
    </style:style>
    <style:style style:name="P241" style:family="paragraph" style:parent-style-name="Standard" style:list-style-name="L2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9df58" officeooo:paragraph-rsid="00d9df58" style:font-name-asian="Roboto1" style:font-size-asian="16pt" style:font-weight-asian="bold" style:font-name-complex="Roboto1" style:font-size-complex="14pt" style:font-weight-complex="bold"/>
    </style:style>
    <style:style style:name="P242" style:family="paragraph" style:parent-style-name="Standard" style:list-style-name="L2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ac325" officeooo:paragraph-rsid="00dac325" style:font-name-asian="Roboto1" style:font-size-asian="16pt" style:font-weight-asian="bold" style:font-name-complex="Roboto1" style:font-size-complex="14pt" style:font-weight-complex="bold"/>
    </style:style>
    <style:style style:name="P243" style:family="paragraph" style:parent-style-name="Standard" style:list-style-name="L2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bc5ec" officeooo:paragraph-rsid="00dbc5ec" style:font-name-asian="Roboto1" style:font-size-asian="16pt" style:font-weight-asian="bold" style:font-name-complex="Roboto1" style:font-size-complex="14pt" style:font-weight-complex="bold"/>
    </style:style>
    <style:style style:name="P244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cc607" officeooo:paragraph-rsid="00dcc607" style:font-name-asian="Roboto1" style:font-size-asian="16pt" style:font-weight-asian="bold" style:font-name-complex="Roboto1" style:font-size-complex="14pt" style:font-weight-complex="bold"/>
    </style:style>
    <style:style style:name="P245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d91b7" officeooo:paragraph-rsid="00dd91b7" style:font-name-asian="Roboto1" style:font-size-asian="16pt" style:font-weight-asian="bold" style:font-name-complex="Roboto1" style:font-size-complex="14pt" style:font-weight-complex="bold"/>
    </style:style>
    <style:style style:name="P246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e1ae8" officeooo:paragraph-rsid="00de1ae8" style:font-name-asian="Roboto1" style:font-size-asian="16pt" style:font-weight-asian="bold" style:font-name-complex="Roboto1" style:font-size-complex="14pt" style:font-weight-complex="bold"/>
    </style:style>
    <style:style style:name="P247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fd9cc" officeooo:paragraph-rsid="00dfd9cc" style:font-name-asian="Roboto1" style:font-size-asian="16pt" style:font-weight-asian="bold" style:font-name-complex="Roboto1" style:font-size-complex="14pt" style:font-weight-complex="bold"/>
    </style:style>
    <style:style style:name="P248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13d20" officeooo:paragraph-rsid="00e13d20" style:font-name-asian="Roboto1" style:font-size-asian="16pt" style:font-weight-asian="bold" style:font-name-complex="Roboto1" style:font-size-complex="14pt" style:font-weight-complex="bold"/>
    </style:style>
    <style:style style:name="P249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17ec2" officeooo:paragraph-rsid="00e17ec2" style:font-name-asian="Roboto1" style:font-size-asian="16pt" style:font-weight-asian="bold" style:font-name-complex="Roboto1" style:font-size-complex="14pt" style:font-weight-complex="bold"/>
    </style:style>
    <style:style style:name="P250" style:family="paragraph" style:parent-style-name="Standard" style:list-style-name="L2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38cb3" officeooo:paragraph-rsid="00e38cb3" style:font-name-asian="Roboto1" style:font-size-asian="16pt" style:font-weight-asian="bold" style:font-name-complex="Roboto1" style:font-size-complex="14pt" style:font-weight-complex="bold"/>
    </style:style>
    <style:style style:name="P251" style:family="paragraph" style:parent-style-name="Standard" style:list-style-name="L2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5852a" officeooo:paragraph-rsid="00e5852a" style:font-name-asian="Roboto1" style:font-size-asian="16pt" style:font-weight-asian="bold" style:font-name-complex="Roboto1" style:font-size-complex="14pt" style:font-weight-complex="bold"/>
    </style:style>
    <style:style style:name="P252" style:family="paragraph" style:parent-style-name="Standard" style:list-style-name="L2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83ed2" officeooo:paragraph-rsid="00e83ed2" style:font-name-asian="Roboto1" style:font-size-asian="16pt" style:font-weight-asian="bold" style:font-name-complex="Roboto1" style:font-size-complex="14pt" style:font-weight-complex="bold"/>
    </style:style>
    <style:style style:name="P253" style:family="paragraph" style:parent-style-name="Standard" style:list-style-name="L2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b51d4" officeooo:paragraph-rsid="00eb51d4" style:font-name-asian="Roboto1" style:font-size-asian="16pt" style:font-weight-asian="bold" style:font-name-complex="Roboto1" style:font-size-complex="14pt" style:font-weight-complex="bold"/>
    </style:style>
    <style:style style:name="P254" style:family="paragraph" style:parent-style-name="Standard" style:list-style-name="L2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e66c7" officeooo:paragraph-rsid="00ee66c7" style:font-name-asian="Roboto1" style:font-size-asian="16pt" style:font-weight-asian="bold" style:font-name-complex="Roboto1" style:font-size-complex="14pt" style:font-weight-complex="bold"/>
    </style:style>
    <style:style style:name="P255" style:family="paragraph" style:parent-style-name="Standard" style:list-style-name="L3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3750c" officeooo:paragraph-rsid="00f3750c" style:font-name-asian="Roboto1" style:font-size-asian="16pt" style:font-weight-asian="bold" style:font-name-complex="Roboto1" style:font-size-complex="14pt" style:font-weight-complex="bold"/>
    </style:style>
    <style:style style:name="P256" style:family="paragraph" style:parent-style-name="Standard" style:list-style-name="L3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3f469" officeooo:paragraph-rsid="00f3f469" style:font-name-asian="Roboto1" style:font-size-asian="16pt" style:font-weight-asian="bold" style:font-name-complex="Roboto1" style:font-size-complex="14pt" style:font-weight-complex="bold"/>
    </style:style>
    <style:style style:name="P257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63fa8" officeooo:paragraph-rsid="00f63fa8" style:font-name-asian="Roboto1" style:font-size-asian="16pt" style:font-weight-asian="bold" style:font-name-complex="Roboto1" style:font-size-complex="14pt" style:font-weight-complex="bold"/>
    </style:style>
    <style:style style:name="P258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71fa2" officeooo:paragraph-rsid="00f71fa2" style:font-name-asian="Roboto1" style:font-size-asian="16pt" style:font-weight-asian="bold" style:font-name-complex="Roboto1" style:font-size-complex="14pt" style:font-weight-complex="bold"/>
    </style:style>
    <style:style style:name="P259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8d87e" officeooo:paragraph-rsid="00f8d87e" style:font-name-asian="Roboto1" style:font-size-asian="16pt" style:font-weight-asian="bold" style:font-name-complex="Roboto1" style:font-size-complex="14pt" style:font-weight-complex="bold"/>
    </style:style>
    <style:style style:name="P260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9c3c6" officeooo:paragraph-rsid="00f9c3c6" style:font-name-asian="Roboto1" style:font-size-asian="16pt" style:font-weight-asian="bold" style:font-name-complex="Roboto1" style:font-size-complex="14pt" style:font-weight-complex="bold"/>
    </style:style>
    <style:style style:name="P261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a8395" officeooo:paragraph-rsid="00fa8395" style:font-name-asian="Roboto1" style:font-size-asian="16pt" style:font-weight-asian="bold" style:font-name-complex="Roboto1" style:font-size-complex="14pt" style:font-weight-complex="bold"/>
    </style:style>
    <style:style style:name="P262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f06ef" officeooo:paragraph-rsid="00ff06ef" style:font-name-asian="Roboto1" style:font-size-asian="16pt" style:font-weight-asian="bold" style:font-name-complex="Roboto1" style:font-size-complex="14pt" style:font-weight-complex="bold"/>
    </style:style>
    <style:style style:name="P263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06549" officeooo:paragraph-rsid="01006549" style:font-name-asian="Roboto1" style:font-size-asian="16pt" style:font-weight-asian="bold" style:font-name-complex="Roboto1" style:font-size-complex="14pt" style:font-weight-complex="bold"/>
    </style:style>
    <style:style style:name="P264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10a6e" officeooo:paragraph-rsid="01010a6e" style:font-name-asian="Roboto1" style:font-size-asian="16pt" style:font-weight-asian="bold" style:font-name-complex="Roboto1" style:font-size-complex="14pt" style:font-weight-complex="bold"/>
    </style:style>
    <style:style style:name="P265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29cb1" officeooo:paragraph-rsid="01029cb1" style:font-name-asian="Roboto1" style:font-size-asian="16pt" style:font-weight-asian="bold" style:font-name-complex="Roboto1" style:font-size-complex="14pt" style:font-weight-complex="bold"/>
    </style:style>
    <style:style style:name="P266" style:family="paragraph" style:parent-style-name="Standard" style:list-style-name="L3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4db14" officeooo:paragraph-rsid="0104db14" style:font-name-asian="Roboto1" style:font-size-asian="16pt" style:font-weight-asian="bold" style:font-name-complex="Roboto1" style:font-size-complex="14pt" style:font-weight-complex="bold"/>
    </style:style>
    <style:style style:name="P267" style:family="paragraph" style:parent-style-name="Standard" style:list-style-name="L3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5c8f0" officeooo:paragraph-rsid="0105c8f0" style:font-name-asian="Roboto1" style:font-size-asian="16pt" style:font-weight-asian="bold" style:font-name-complex="Roboto1" style:font-size-complex="14pt" style:font-weight-complex="bold"/>
    </style:style>
    <style:style style:name="P268" style:family="paragraph" style:parent-style-name="Standard" style:list-style-name="L3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7a167" officeooo:paragraph-rsid="0107a167" style:font-name-asian="Roboto1" style:font-size-asian="16pt" style:font-weight-asian="bold" style:font-name-complex="Roboto1" style:font-size-complex="14pt" style:font-weight-complex="bold"/>
    </style:style>
    <style:style style:name="P269" style:family="paragraph" style:parent-style-name="Standard" style:list-style-name="L3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c5f8f" officeooo:paragraph-rsid="010c5f8f" style:font-name-asian="Roboto1" style:font-size-asian="16pt" style:font-weight-asian="bold" style:font-name-complex="Roboto1" style:font-size-complex="14pt" style:font-weight-complex="bold"/>
    </style:style>
    <style:style style:name="P270" style:family="paragraph" style:parent-style-name="Standard" style:list-style-name="L3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d3510" officeooo:paragraph-rsid="010d3510" style:font-name-asian="Roboto1" style:font-size-asian="16pt" style:font-weight-asian="bold" style:font-name-complex="Roboto1" style:font-size-complex="14pt" style:font-weight-complex="bold"/>
    </style:style>
    <style:style style:name="P271" style:family="paragraph" style:parent-style-name="Standard" style:list-style-name="L3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d899f" officeooo:paragraph-rsid="010d899f" style:font-name-asian="Roboto1" style:font-size-asian="16pt" style:font-weight-asian="bold" style:font-name-complex="Roboto1" style:font-size-complex="14pt" style:font-weight-complex="bold"/>
    </style:style>
    <style:style style:name="P272" style:family="paragraph" style:parent-style-name="Standard" style:list-style-name="L3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f83c0" officeooo:paragraph-rsid="010f83c0" style:font-name-asian="Roboto1" style:font-size-asian="16pt" style:font-weight-asian="bold" style:font-name-complex="Roboto1" style:font-size-complex="14pt" style:font-weight-complex="bold"/>
    </style:style>
    <style:style style:name="P273" style:family="paragraph" style:parent-style-name="Standard" style:list-style-name="L3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12bda" officeooo:paragraph-rsid="01112bda" style:font-name-asian="Roboto1" style:font-size-asian="16pt" style:font-weight-asian="bold" style:font-name-complex="Roboto1" style:font-size-complex="14pt" style:font-weight-complex="bold"/>
    </style:style>
    <style:style style:name="P274" style:family="paragraph" style:parent-style-name="Standard" style:list-style-name="L3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273f5" officeooo:paragraph-rsid="011273f5" style:font-name-asian="Roboto1" style:font-size-asian="16pt" style:font-weight-asian="bold" style:font-name-complex="Roboto1" style:font-size-complex="14pt" style:font-weight-complex="bold"/>
    </style:style>
    <style:style style:name="P275" style:family="paragraph" style:parent-style-name="Standard" style:list-style-name="L3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3a1bd" officeooo:paragraph-rsid="0113a1bd" style:font-name-asian="Roboto1" style:font-size-asian="16pt" style:font-weight-asian="bold" style:font-name-complex="Roboto1" style:font-size-complex="14pt" style:font-weight-complex="bold"/>
    </style:style>
    <style:style style:name="P276" style:family="paragraph" style:parent-style-name="Standard" style:list-style-name="L3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57422" officeooo:paragraph-rsid="01157422" style:font-name-asian="Roboto1" style:font-size-asian="16pt" style:font-weight-asian="bold" style:font-name-complex="Roboto1" style:font-size-complex="14pt" style:font-weight-complex="bold"/>
    </style:style>
    <style:style style:name="P277" style:family="paragraph" style:parent-style-name="Standard" style:list-style-name="L3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5bb6f" officeooo:paragraph-rsid="0115bb6f" style:font-name-asian="Roboto1" style:font-size-asian="16pt" style:font-weight-asian="bold" style:font-name-complex="Roboto1" style:font-size-complex="14pt" style:font-weight-complex="bold"/>
    </style:style>
    <style:style style:name="P278" style:family="paragraph" style:parent-style-name="Standard" style:list-style-name="L3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8ff95" officeooo:paragraph-rsid="0118ff95" style:font-name-asian="Roboto1" style:font-size-asian="16pt" style:font-weight-asian="bold" style:font-name-complex="Roboto1" style:font-size-complex="14pt" style:font-weight-complex="bold"/>
    </style:style>
    <style:style style:name="P279" style:family="paragraph" style:parent-style-name="Standard" style:list-style-name="L3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bdad0" officeooo:paragraph-rsid="011bdad0" style:font-name-asian="Roboto1" style:font-size-asian="16pt" style:font-weight-asian="bold" style:font-name-complex="Roboto1" style:font-size-complex="14pt" style:font-weight-complex="bold"/>
    </style:style>
    <style:style style:name="P280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d8749" officeooo:paragraph-rsid="011d8749" style:font-name-asian="Roboto1" style:font-size-asian="16pt" style:font-weight-asian="bold" style:font-name-complex="Roboto1" style:font-size-complex="14pt" style:font-weight-complex="bold"/>
    </style:style>
    <style:style style:name="P281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e26f9" officeooo:paragraph-rsid="011e26f9" style:font-name-asian="Roboto1" style:font-size-asian="16pt" style:font-weight-asian="bold" style:font-name-complex="Roboto1" style:font-size-complex="14pt" style:font-weight-complex="bold"/>
    </style:style>
    <style:style style:name="P282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fadc7" officeooo:paragraph-rsid="011fadc7" style:font-name-asian="Roboto1" style:font-size-asian="16pt" style:font-weight-asian="bold" style:font-name-complex="Roboto1" style:font-size-complex="14pt" style:font-weight-complex="bold"/>
    </style:style>
    <style:style style:name="P283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0ac2a" officeooo:paragraph-rsid="0120ac2a" style:font-name-asian="Roboto1" style:font-size-asian="16pt" style:font-weight-asian="bold" style:font-name-complex="Roboto1" style:font-size-complex="14pt" style:font-weight-complex="bold"/>
    </style:style>
    <style:style style:name="P284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1134e" officeooo:paragraph-rsid="0121134e" style:font-name-asian="Roboto1" style:font-size-asian="16pt" style:font-weight-asian="bold" style:font-name-complex="Roboto1" style:font-size-complex="14pt" style:font-weight-complex="bold"/>
    </style:style>
    <style:style style:name="P285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19c93" officeooo:paragraph-rsid="01219c93" style:font-name-asian="Roboto1" style:font-size-asian="16pt" style:font-weight-asian="bold" style:font-name-complex="Roboto1" style:font-size-complex="14pt" style:font-weight-complex="bold"/>
    </style:style>
    <style:style style:name="P286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31454" officeooo:paragraph-rsid="01231454" style:font-name-asian="Roboto1" style:font-size-asian="16pt" style:font-weight-asian="bold" style:font-name-complex="Roboto1" style:font-size-complex="14pt" style:font-weight-complex="bold"/>
    </style:style>
    <style:style style:name="P287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4884d" officeooo:paragraph-rsid="0124884d" style:font-name-asian="Roboto1" style:font-size-asian="16pt" style:font-weight-asian="bold" style:font-name-complex="Roboto1" style:font-size-complex="14pt" style:font-weight-complex="bold"/>
    </style:style>
    <style:style style:name="P288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4d8cc" officeooo:paragraph-rsid="0124d8cc" style:font-name-asian="Roboto1" style:font-size-asian="16pt" style:font-weight-asian="bold" style:font-name-complex="Roboto1" style:font-size-complex="14pt" style:font-weight-complex="bold"/>
    </style:style>
    <style:style style:name="P289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65ed4" officeooo:paragraph-rsid="01265ed4" style:font-name-asian="Roboto1" style:font-size-asian="16pt" style:font-weight-asian="bold" style:font-name-complex="Roboto1" style:font-size-complex="14pt" style:font-weight-complex="bold"/>
    </style:style>
    <style:style style:name="P290" style:family="paragraph" style:parent-style-name="Standard" style:list-style-name="L4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6c18e" officeooo:paragraph-rsid="0126c18e" style:font-name-asian="Roboto1" style:font-size-asian="16pt" style:font-weight-asian="bold" style:font-name-complex="Roboto1" style:font-size-complex="14pt" style:font-weight-complex="bold"/>
    </style:style>
    <style:style style:name="P291" style:family="paragraph" style:parent-style-name="Standard" style:list-style-name="L4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838c2" officeooo:paragraph-rsid="012838c2" style:font-name-asian="Roboto1" style:font-size-asian="16pt" style:font-weight-asian="bold" style:font-name-complex="Roboto1" style:font-size-complex="14pt" style:font-weight-complex="bold"/>
    </style:style>
    <style:style style:name="P292" style:family="paragraph" style:parent-style-name="Standard" style:list-style-name="L4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92c01" officeooo:paragraph-rsid="01292c01" style:font-name-asian="Roboto1" style:font-size-asian="16pt" style:font-weight-asian="bold" style:font-name-complex="Roboto1" style:font-size-complex="14pt" style:font-weight-complex="bold"/>
    </style:style>
    <style:style style:name="P293" style:family="paragraph" style:parent-style-name="Standard" style:list-style-name="L4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a8306" officeooo:paragraph-rsid="012a8306" style:font-name-asian="Roboto1" style:font-size-asian="16pt" style:font-weight-asian="bold" style:font-name-complex="Roboto1" style:font-size-complex="14pt" style:font-weight-complex="bold"/>
    </style:style>
    <style:style style:name="P294" style:family="paragraph" style:parent-style-name="Standard" style:list-style-name="L4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c6760" officeooo:paragraph-rsid="012c6760" style:font-name-asian="Roboto1" style:font-size-asian="16pt" style:font-weight-asian="bold" style:font-name-complex="Roboto1" style:font-size-complex="14pt" style:font-weight-complex="bold"/>
    </style:style>
    <style:style style:name="P295" style:family="paragraph" style:parent-style-name="Standard" style:list-style-name="L4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d92e3" officeooo:paragraph-rsid="012d92e3" style:font-name-asian="Roboto1" style:font-size-asian="16pt" style:font-weight-asian="bold" style:font-name-complex="Roboto1" style:font-size-complex="14pt" style:font-weight-complex="bold"/>
    </style:style>
    <style:style style:name="P296" style:family="paragraph" style:parent-style-name="Standard" style:list-style-name="L4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ed014" officeooo:paragraph-rsid="012ed014" style:font-name-asian="Roboto1" style:font-size-asian="16pt" style:font-weight-asian="bold" style:font-name-complex="Roboto1" style:font-size-complex="14pt" style:font-weight-complex="bold"/>
    </style:style>
    <style:style style:name="P297" style:family="paragraph" style:parent-style-name="Standard" style:list-style-name="L4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f1e59" officeooo:paragraph-rsid="012f1e59" style:font-name-asian="Roboto1" style:font-size-asian="16pt" style:font-weight-asian="bold" style:font-name-complex="Roboto1" style:font-size-complex="14pt" style:font-weight-complex="bold"/>
    </style:style>
    <style:style style:name="P29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30df90" style:font-name-asian="Roboto1" style:font-size-asian="16pt" style:font-weight-asian="bold" style:font-name-complex="Roboto1" style:font-size-complex="14pt" style:font-weight-complex="bold"/>
    </style:style>
    <style:style style:name="P299" style:family="paragraph" style:parent-style-name="Standard" style:list-style-name="L4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1cdda" officeooo:paragraph-rsid="0131cdda" style:font-name-asian="Roboto1" style:font-size-asian="16pt" style:font-weight-asian="bold" style:font-name-complex="Roboto1" style:font-size-complex="14pt" style:font-weight-complex="bold"/>
    </style:style>
    <style:style style:name="P300" style:family="paragraph" style:parent-style-name="Standard" style:list-style-name="L4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3a6e5" officeooo:paragraph-rsid="0133a6e5" style:font-name-asian="Roboto1" style:font-size-asian="16pt" style:font-weight-asian="bold" style:font-name-complex="Roboto1" style:font-size-complex="14pt" style:font-weight-complex="bold"/>
    </style:style>
    <style:style style:name="P301" style:family="paragraph" style:parent-style-name="Standard" style:list-style-name="L4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54d73" officeooo:paragraph-rsid="01354d73" style:font-name-asian="Roboto1" style:font-size-asian="16pt" style:font-weight-asian="bold" style:font-name-complex="Roboto1" style:font-size-complex="14pt" style:font-weight-complex="bold"/>
    </style:style>
    <style:style style:name="P302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32507" officeooo:paragraph-rsid="00c32507" style:font-name-asian="Roboto1" style:font-size-asian="14pt" style:font-weight-asian="bold" style:font-name-complex="Roboto1" style:font-size-complex="14pt" style:font-weight-complex="bold"/>
    </style:style>
    <style:style style:name="P303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4cb28" officeooo:paragraph-rsid="00c4cb28" style:font-name-asian="Roboto1" style:font-size-asian="14pt" style:font-weight-asian="bold" style:font-name-complex="Roboto1" style:font-size-complex="14pt" style:font-weight-complex="bold"/>
    </style:style>
    <style:style style:name="P304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57204" officeooo:paragraph-rsid="00c57204" style:font-name-asian="Roboto1" style:font-size-asian="14pt" style:font-weight-asian="bold" style:font-name-complex="Roboto1" style:font-size-complex="14pt" style:font-weight-complex="bold"/>
    </style:style>
    <style:style style:name="P305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74cd8" officeooo:paragraph-rsid="00c74cd8" style:font-name-asian="Roboto1" style:font-size-asian="14pt" style:font-weight-asian="bold" style:font-name-complex="Roboto1" style:font-size-complex="14pt" style:font-weight-complex="bold"/>
    </style:style>
    <style:style style:name="P306" style:family="paragraph" style:parent-style-name="Standard" style:list-style-name="L1">
      <style:paragraph-properties fo:margin-top="0cm" fo:margin-bottom="0.353cm" style:contextual-spacing="false"/>
      <style:text-properties fo:font-size="14pt" fo:font-weight="bold" officeooo:paragraph-rsid="00150cd4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T2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/>
    </style:style>
    <style:style style:name="T3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/>
    </style:style>
    <style:style style:name="T4" style:family="text">
      <style:text-properties fo:color="#000000" loext:opacity="100%" style:font-name="Roboto" fo:font-size="16pt" fo:language="en" fo:country="US" fo:font-weight="bold" officeooo:rsid="001fd2af" style:font-name-asian="Roboto1" style:font-size-asian="16pt" style:font-weight-asian="bold" style:font-name-complex="Roboto1"/>
    </style:style>
    <style:style style:name="T5" style:family="text">
      <style:text-properties fo:color="#000000" loext:opacity="100%" style:font-name="Roboto" fo:font-size="16pt" fo:language="en" fo:country="US" fo:font-weight="bold" officeooo:rsid="0020712b" style:font-name-asian="Roboto1" style:font-size-asian="16pt" style:font-weight-asian="bold" style:font-name-complex="Roboto1" style:font-size-complex="14pt" style:font-weight-complex="bold"/>
    </style:style>
    <style:style style:name="T6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 style:font-size-complex="14pt" style:font-weight-complex="bold"/>
    </style:style>
    <style:style style:name="T7" style:family="text">
      <style:text-properties fo:color="#000000" loext:opacity="100%" style:font-name="Roboto" fo:font-size="16pt" fo:language="en" fo:country="US" fo:font-weight="bold" officeooo:rsid="0023f577" style:font-name-asian="Roboto1" style:font-size-asian="16pt" style:font-weight-asian="bold" style:font-name-complex="Roboto1" style:font-size-complex="14pt" style:font-weight-complex="bold"/>
    </style:style>
    <style:style style:name="T8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 style:font-size-complex="14pt" style:font-weight-complex="bold"/>
    </style:style>
    <style:style style:name="T9" style:family="text">
      <style:text-properties fo:color="#000000" loext:opacity="100%" style:font-name="Roboto" officeooo:rsid="00222cb9" style:font-name-asian="Roboto1" style:font-size-asian="16pt" style:font-name-complex="Roboto1" style:font-weight-complex="bold"/>
    </style:style>
    <style:style style:name="T10" style:family="text">
      <style:text-properties fo:color="#000000" loext:opacity="100%" style:font-name="Roboto" officeooo:rsid="00256a73" style:font-name-asian="Roboto1" style:font-size-asian="16pt" style:font-name-complex="Roboto1" style:font-weight-complex="bold"/>
    </style:style>
    <style:style style:name="T11" style:family="text">
      <style:text-properties fo:color="#000000" loext:opacity="100%" style:font-name="Roboto" officeooo:rsid="00257143" style:font-name-asian="Roboto1" style:font-size-asian="16pt" style:font-name-complex="Roboto1" style:font-weight-complex="bold"/>
    </style:style>
    <style:style style:name="T12" style:family="text"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T13" style:family="text">
      <style:text-properties fo:font-size="14pt" fo:language="en" fo:country="US" fo:font-weight="bold" style:font-size-asian="14pt" style:font-weight-asian="bold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fo:font-size="16pt" fo:language="en" fo:country="US" fo:font-weight="bold" style:font-size-asian="16pt" style:font-weight-asian="bold"/>
    </style:style>
    <style:style style:name="T16" style:family="text">
      <style:text-properties fo:language="en" fo:country="US" officeooo:rsid="00126cc2"/>
    </style:style>
    <style:style style:name="T17" style:family="text">
      <style:text-properties fo:language="en" fo:country="US" officeooo:rsid="00150cd4"/>
    </style:style>
    <style:style style:name="T18" style:family="text">
      <style:text-properties officeooo:rsid="00153235"/>
    </style:style>
    <style:style style:name="T19" style:family="text">
      <style:text-properties officeooo:rsid="001555ae"/>
    </style:style>
    <style:style style:name="T20" style:family="text">
      <style:text-properties officeooo:rsid="00156333"/>
    </style:style>
    <style:style style:name="T21" style:family="text">
      <style:text-properties officeooo:rsid="0016358c"/>
    </style:style>
    <style:style style:name="T22" style:family="text">
      <style:text-properties officeooo:rsid="00163b9c"/>
    </style:style>
    <style:style style:name="T23" style:family="text">
      <style:text-properties officeooo:rsid="0018319c"/>
    </style:style>
    <style:style style:name="T24" style:family="text">
      <style:text-properties officeooo:rsid="0016d4d2"/>
    </style:style>
    <style:style style:name="T25" style:family="text">
      <style:text-properties officeooo:rsid="0017271c"/>
    </style:style>
    <style:style style:name="T26" style:family="text">
      <style:text-properties officeooo:rsid="001a01cf"/>
    </style:style>
    <style:style style:name="T27" style:family="text">
      <style:text-properties officeooo:rsid="001bb6da"/>
    </style:style>
    <style:style style:name="T28" style:family="text">
      <style:text-properties officeooo:rsid="001fd2af"/>
    </style:style>
    <style:style style:name="T29" style:family="text">
      <style:text-properties officeooo:rsid="002105a9"/>
    </style:style>
    <style:style style:name="T30" style:family="text">
      <style:text-properties officeooo:rsid="0022f0d1"/>
    </style:style>
    <style:style style:name="T31" style:family="text">
      <style:text-properties officeooo:rsid="00233620"/>
    </style:style>
    <style:style style:name="T32" style:family="text">
      <style:text-properties officeooo:rsid="0028f3a8"/>
    </style:style>
    <style:style style:name="T33" style:family="text">
      <style:text-properties officeooo:rsid="0029c199"/>
    </style:style>
    <style:style style:name="T34" style:family="text">
      <style:text-properties officeooo:rsid="002a3f2f"/>
    </style:style>
    <style:style style:name="T35" style:family="text">
      <style:text-properties officeooo:rsid="002b529e"/>
    </style:style>
    <style:style style:name="T36" style:family="text">
      <style:text-properties officeooo:rsid="002d2206"/>
    </style:style>
    <style:style style:name="T37" style:family="text">
      <style:text-properties officeooo:rsid="002eef11"/>
    </style:style>
    <style:style style:name="T38" style:family="text">
      <style:text-properties officeooo:rsid="0030171a"/>
    </style:style>
    <style:style style:name="T39" style:family="text">
      <style:text-properties officeooo:rsid="003032a2"/>
    </style:style>
    <style:style style:name="T40" style:family="text">
      <style:text-properties officeooo:rsid="0020712b" style:font-size-complex="14pt" style:font-weight-complex="bold"/>
    </style:style>
    <style:style style:name="T41" style:family="text">
      <style:text-properties officeooo:rsid="00150cd4" style:font-size-complex="14pt" style:font-weight-complex="bold"/>
    </style:style>
    <style:style style:name="T42" style:family="text">
      <style:text-properties officeooo:rsid="0016358c" style:font-size-complex="14pt" style:font-weight-complex="bold"/>
    </style:style>
    <style:style style:name="T43" style:family="text">
      <style:text-properties officeooo:rsid="0033d341" style:font-size-complex="14pt" style:font-weight-complex="bold"/>
    </style:style>
    <style:style style:name="T44" style:family="text">
      <style:text-properties officeooo:rsid="00347544" style:font-size-complex="14pt" style:font-weight-complex="bold"/>
    </style:style>
    <style:style style:name="T45" style:family="text">
      <style:text-properties officeooo:rsid="0035ea09" style:font-size-complex="14pt" style:font-weight-complex="bold"/>
    </style:style>
    <style:style style:name="T46" style:family="text">
      <style:text-properties officeooo:rsid="0037d16b" style:font-size-complex="14pt" style:font-weight-complex="bold"/>
    </style:style>
    <style:style style:name="T47" style:family="text">
      <style:text-properties officeooo:rsid="0038749b" style:font-size-complex="14pt" style:font-weight-complex="bold"/>
    </style:style>
    <style:style style:name="T48" style:family="text">
      <style:text-properties officeooo:rsid="00399530" style:font-size-complex="14pt" style:font-weight-complex="bold"/>
    </style:style>
    <style:style style:name="T49" style:family="text">
      <style:text-properties officeooo:rsid="003a9563" style:font-size-complex="14pt" style:font-weight-complex="bold"/>
    </style:style>
    <style:style style:name="T50" style:family="text">
      <style:text-properties officeooo:rsid="003aa623" style:font-size-complex="14pt" style:font-weight-complex="bold"/>
    </style:style>
    <style:style style:name="T51" style:family="text">
      <style:text-properties officeooo:rsid="0020712b"/>
    </style:style>
    <style:style style:name="T52" style:family="text">
      <style:text-properties officeooo:rsid="0033d341"/>
    </style:style>
    <style:style style:name="T53" style:family="text">
      <style:text-properties officeooo:rsid="00150cd4"/>
    </style:style>
    <style:style style:name="T54" style:family="text">
      <style:text-properties officeooo:rsid="003c2250"/>
    </style:style>
    <style:style style:name="T55" style:family="text">
      <style:text-properties officeooo:rsid="003cfd8e"/>
    </style:style>
    <style:style style:name="T56" style:family="text">
      <style:text-properties officeooo:rsid="003d179f"/>
    </style:style>
    <style:style style:name="T57" style:family="text">
      <style:text-properties officeooo:rsid="00395749"/>
    </style:style>
    <style:style style:name="T58" style:family="text">
      <style:text-properties officeooo:rsid="003ee236"/>
    </style:style>
    <style:style style:name="T59" style:family="text">
      <style:text-properties officeooo:rsid="003fbe8a"/>
    </style:style>
    <style:style style:name="T60" style:family="text">
      <style:text-properties officeooo:rsid="00406fe2"/>
    </style:style>
    <style:style style:name="T61" style:family="text">
      <style:text-properties officeooo:rsid="00429961"/>
    </style:style>
    <style:style style:name="T62" style:family="text">
      <style:text-properties officeooo:rsid="0042f0dc"/>
    </style:style>
    <style:style style:name="T63" style:family="text">
      <style:text-properties officeooo:rsid="0044e906"/>
    </style:style>
    <style:style style:name="T64" style:family="text">
      <style:text-properties officeooo:rsid="00451c5b"/>
    </style:style>
    <style:style style:name="T65" style:family="text">
      <style:text-properties officeooo:rsid="00467cb1"/>
    </style:style>
    <style:style style:name="T66" style:family="text">
      <style:text-properties officeooo:rsid="0047d71f"/>
    </style:style>
    <style:style style:name="T67" style:family="text">
      <style:text-properties officeooo:rsid="004962a4"/>
    </style:style>
    <style:style style:name="T68" style:family="text">
      <style:text-properties officeooo:rsid="004a1fc3"/>
    </style:style>
    <style:style style:name="T69" style:family="text">
      <style:text-properties officeooo:rsid="004a9bef"/>
    </style:style>
    <style:style style:name="T70" style:family="text">
      <style:text-properties officeooo:rsid="004abdc7"/>
    </style:style>
    <style:style style:name="T71" style:family="text">
      <style:text-properties officeooo:rsid="004be097"/>
    </style:style>
    <style:style style:name="T72" style:family="text">
      <style:text-properties officeooo:rsid="004ce06f"/>
    </style:style>
    <style:style style:name="T73" style:family="text">
      <style:text-properties officeooo:rsid="004db266"/>
    </style:style>
    <style:style style:name="T74" style:family="text">
      <style:text-properties officeooo:rsid="004e56ad"/>
    </style:style>
    <style:style style:name="T75" style:family="text">
      <style:text-properties officeooo:rsid="004f392e"/>
    </style:style>
    <style:style style:name="T76" style:family="text">
      <style:text-properties officeooo:rsid="0050cbb0"/>
    </style:style>
    <style:style style:name="T77" style:family="text">
      <style:text-properties officeooo:rsid="0051b8a4"/>
    </style:style>
    <style:style style:name="T78" style:family="text">
      <style:text-properties officeooo:rsid="0054073e"/>
    </style:style>
    <style:style style:name="T79" style:family="text">
      <style:text-properties officeooo:rsid="005457e7"/>
    </style:style>
    <style:style style:name="T80" style:family="text">
      <style:text-properties officeooo:rsid="0055837a"/>
    </style:style>
    <style:style style:name="T81" style:family="text">
      <style:text-properties officeooo:rsid="00567894"/>
    </style:style>
    <style:style style:name="T82" style:family="text">
      <style:text-properties officeooo:rsid="005b1342"/>
    </style:style>
    <style:style style:name="T83" style:family="text">
      <style:text-properties officeooo:rsid="005be1e1"/>
    </style:style>
    <style:style style:name="T84" style:family="text">
      <style:text-properties officeooo:rsid="005c4688"/>
    </style:style>
    <style:style style:name="T85" style:family="text">
      <style:text-properties officeooo:rsid="005d1098"/>
    </style:style>
    <style:style style:name="T86" style:family="text">
      <style:text-properties officeooo:rsid="005e0a85"/>
    </style:style>
    <style:style style:name="T87" style:family="text">
      <style:text-properties officeooo:rsid="005fb611"/>
    </style:style>
    <style:style style:name="T88" style:family="text">
      <style:text-properties officeooo:rsid="0061dfa7"/>
    </style:style>
    <style:style style:name="T89" style:family="text">
      <style:text-properties officeooo:rsid="00638828"/>
    </style:style>
    <style:style style:name="T90" style:family="text">
      <style:text-properties officeooo:rsid="00649462"/>
    </style:style>
    <style:style style:name="T91" style:family="text">
      <style:text-properties officeooo:rsid="00658f1a"/>
    </style:style>
    <style:style style:name="T92" style:family="text">
      <style:text-properties officeooo:rsid="00689285"/>
    </style:style>
    <style:style style:name="T93" style:family="text">
      <style:text-properties officeooo:rsid="0068963a"/>
    </style:style>
    <style:style style:name="T94" style:family="text">
      <style:text-properties officeooo:rsid="00691e1d"/>
    </style:style>
    <style:style style:name="T95" style:family="text">
      <style:text-properties officeooo:rsid="006a2dc6"/>
    </style:style>
    <style:style style:name="T96" style:family="text">
      <style:text-properties officeooo:rsid="00654a86"/>
    </style:style>
    <style:style style:name="T97" style:family="text">
      <style:text-properties officeooo:rsid="006ac6ca"/>
    </style:style>
    <style:style style:name="T98" style:family="text">
      <style:text-properties officeooo:rsid="006dfe16"/>
    </style:style>
    <style:style style:name="T99" style:family="text">
      <style:text-properties officeooo:rsid="006e2e15"/>
    </style:style>
    <style:style style:name="T100" style:family="text">
      <style:text-properties officeooo:rsid="006ec772"/>
    </style:style>
    <style:style style:name="T101" style:family="text">
      <style:text-properties officeooo:rsid="0070705c"/>
    </style:style>
    <style:style style:name="T102" style:family="text">
      <style:text-properties officeooo:rsid="007249df"/>
    </style:style>
    <style:style style:name="T103" style:family="text">
      <style:text-properties officeooo:rsid="00738484"/>
    </style:style>
    <style:style style:name="T104" style:family="text">
      <style:text-properties officeooo:rsid="0074b367"/>
    </style:style>
    <style:style style:name="T105" style:family="text">
      <style:text-properties officeooo:rsid="0075d42b"/>
    </style:style>
    <style:style style:name="T106" style:family="text">
      <style:text-properties officeooo:rsid="007627cb"/>
    </style:style>
    <style:style style:name="T107" style:family="text">
      <style:text-properties officeooo:rsid="0077844d"/>
    </style:style>
    <style:style style:name="T108" style:family="text">
      <style:text-properties officeooo:rsid="006f0ef7"/>
    </style:style>
    <style:style style:name="T109" style:family="text">
      <style:text-properties officeooo:rsid="007927f8"/>
    </style:style>
    <style:style style:name="T110" style:family="text">
      <style:text-properties officeooo:rsid="007b27dd"/>
    </style:style>
    <style:style style:name="T111" style:family="text">
      <style:text-properties officeooo:rsid="00804a1e"/>
    </style:style>
    <style:style style:name="T112" style:family="text">
      <style:text-properties officeooo:rsid="00819d21"/>
    </style:style>
    <style:style style:name="T113" style:family="text">
      <style:text-properties officeooo:rsid="0081bce0"/>
    </style:style>
    <style:style style:name="T114" style:family="text">
      <style:text-properties officeooo:rsid="00835931"/>
    </style:style>
    <style:style style:name="T115" style:family="text">
      <style:text-properties officeooo:rsid="00840731"/>
    </style:style>
    <style:style style:name="T116" style:family="text">
      <style:text-properties officeooo:rsid="00876393"/>
    </style:style>
    <style:style style:name="T117" style:family="text">
      <style:text-properties officeooo:rsid="0088be59"/>
    </style:style>
    <style:style style:name="T118" style:family="text">
      <style:text-properties officeooo:rsid="0089b074"/>
    </style:style>
    <style:style style:name="T119" style:family="text">
      <style:text-properties officeooo:rsid="0080c338"/>
    </style:style>
    <style:style style:name="T120" style:family="text">
      <style:text-properties officeooo:rsid="008a9548"/>
    </style:style>
    <style:style style:name="T121" style:family="text">
      <style:text-properties officeooo:rsid="008c5a38"/>
    </style:style>
    <style:style style:name="T122" style:family="text">
      <style:text-properties officeooo:rsid="008d1055"/>
    </style:style>
    <style:style style:name="T123" style:family="text">
      <style:text-properties officeooo:rsid="008de9de"/>
    </style:style>
    <style:style style:name="T124" style:family="text">
      <style:text-properties officeooo:rsid="008f1168"/>
    </style:style>
    <style:style style:name="T125" style:family="text">
      <style:text-properties officeooo:rsid="0091631e"/>
    </style:style>
    <style:style style:name="T126" style:family="text">
      <style:text-properties officeooo:rsid="00926bf0"/>
    </style:style>
    <style:style style:name="T127" style:family="text">
      <style:text-properties officeooo:rsid="0093a109"/>
    </style:style>
    <style:style style:name="T128" style:family="text">
      <style:text-properties officeooo:rsid="00952200"/>
    </style:style>
    <style:style style:name="T129" style:family="text">
      <style:text-properties officeooo:rsid="009895c4"/>
    </style:style>
    <style:style style:name="T130" style:family="text">
      <style:text-properties officeooo:rsid="009a13b0"/>
    </style:style>
    <style:style style:name="T131" style:family="text">
      <style:text-properties officeooo:rsid="009a77f6"/>
    </style:style>
    <style:style style:name="T132" style:family="text">
      <style:text-properties officeooo:rsid="009c4f27"/>
    </style:style>
    <style:style style:name="T133" style:family="text">
      <style:text-properties officeooo:rsid="009ce699"/>
    </style:style>
    <style:style style:name="T134" style:family="text">
      <style:text-properties officeooo:rsid="00a0b935"/>
    </style:style>
    <style:style style:name="T135" style:family="text">
      <style:text-properties officeooo:rsid="00a1b2fc"/>
    </style:style>
    <style:style style:name="T136" style:family="text">
      <style:text-properties officeooo:rsid="00a23787"/>
    </style:style>
    <style:style style:name="T137" style:family="text">
      <style:text-properties officeooo:rsid="00a3ad0c"/>
    </style:style>
    <style:style style:name="T138" style:family="text">
      <style:text-properties officeooo:rsid="00a5e14e"/>
    </style:style>
    <style:style style:name="T139" style:family="text">
      <style:text-properties officeooo:rsid="00a70a99"/>
    </style:style>
    <style:style style:name="T140" style:family="text">
      <style:text-properties officeooo:rsid="00a71aa9"/>
    </style:style>
    <style:style style:name="T141" style:family="text">
      <style:text-properties officeooo:rsid="00a832ff"/>
    </style:style>
    <style:style style:name="T142" style:family="text">
      <style:text-properties officeooo:rsid="00a9d155"/>
    </style:style>
    <style:style style:name="T143" style:family="text">
      <style:text-properties officeooo:rsid="00aac312"/>
    </style:style>
    <style:style style:name="T144" style:family="text">
      <style:text-properties officeooo:rsid="00ab01a5"/>
    </style:style>
    <style:style style:name="T145" style:family="text">
      <style:text-properties officeooo:rsid="00ad6a83"/>
    </style:style>
    <style:style style:name="T146" style:family="text">
      <style:text-properties officeooo:rsid="00af4e6a"/>
    </style:style>
    <style:style style:name="T147" style:family="text">
      <style:text-properties officeooo:rsid="00b1362e"/>
    </style:style>
    <style:style style:name="T148" style:family="text">
      <style:text-properties officeooo:rsid="00b5bf83"/>
    </style:style>
    <style:style style:name="T149" style:family="text">
      <style:text-properties officeooo:rsid="00b69d98"/>
    </style:style>
    <style:style style:name="T150" style:family="text">
      <style:text-properties officeooo:rsid="00b744b9"/>
    </style:style>
    <style:style style:name="T151" style:family="text">
      <style:text-properties officeooo:rsid="00b8896c"/>
    </style:style>
    <style:style style:name="T152" style:family="text">
      <style:text-properties officeooo:rsid="00ba335f"/>
    </style:style>
    <style:style style:name="T153" style:family="text">
      <style:text-properties officeooo:rsid="00ba66c2"/>
    </style:style>
    <style:style style:name="T154" style:family="text">
      <style:text-properties officeooo:rsid="00bbd26a"/>
    </style:style>
    <style:style style:name="T155" style:family="text">
      <style:text-properties officeooo:rsid="00be6cd3"/>
    </style:style>
    <style:style style:name="T156" style:family="text">
      <style:text-properties officeooo:rsid="00ac95cd"/>
    </style:style>
    <style:style style:name="T157" style:family="text">
      <style:text-properties officeooo:rsid="00bf1d0d"/>
    </style:style>
    <style:style style:name="T158" style:family="text">
      <style:text-properties officeooo:rsid="00c02107"/>
    </style:style>
    <style:style style:name="T159" style:family="text">
      <style:text-properties officeooo:rsid="00c0684e"/>
    </style:style>
    <style:style style:name="T160" style:family="text">
      <style:text-properties officeooo:rsid="00c2e936"/>
    </style:style>
    <style:style style:name="T161" style:family="text">
      <style:text-properties officeooo:rsid="00c343ca"/>
    </style:style>
    <style:style style:name="T162" style:family="text">
      <style:text-properties officeooo:rsid="00cb671d"/>
    </style:style>
    <style:style style:name="T163" style:family="text">
      <style:text-properties officeooo:rsid="00d019c0"/>
    </style:style>
    <style:style style:name="T164" style:family="text">
      <style:text-properties officeooo:rsid="00d9df58"/>
    </style:style>
    <style:style style:name="T165" style:family="text">
      <style:text-properties officeooo:rsid="00dbde8c"/>
    </style:style>
    <style:style style:name="T166" style:family="text">
      <style:text-properties officeooo:rsid="00dc8fd9"/>
    </style:style>
    <style:style style:name="T167" style:family="text">
      <style:text-properties officeooo:rsid="00e19393"/>
    </style:style>
    <style:style style:name="T168" style:family="text">
      <style:text-properties officeooo:rsid="00e4979d"/>
    </style:style>
    <style:style style:name="T169" style:family="text">
      <style:text-properties officeooo:rsid="00e5852a"/>
    </style:style>
    <style:style style:name="T170" style:family="text">
      <style:text-properties officeooo:rsid="00e73ce1"/>
    </style:style>
    <style:style style:name="T171" style:family="text">
      <style:text-properties officeooo:rsid="00eb51d4"/>
    </style:style>
    <style:style style:name="T172" style:family="text">
      <style:text-properties officeooo:rsid="00ecb693"/>
    </style:style>
    <style:style style:name="T173" style:family="text">
      <style:text-properties officeooo:rsid="00f3750c"/>
    </style:style>
    <style:style style:name="T174" style:family="text">
      <style:text-properties officeooo:rsid="00f63fa8"/>
    </style:style>
    <style:style style:name="T175" style:family="text">
      <style:text-properties officeooo:rsid="00fde381"/>
    </style:style>
    <style:style style:name="T176" style:family="text">
      <style:text-properties officeooo:rsid="01029cb1"/>
    </style:style>
    <style:style style:name="T177" style:family="text">
      <style:text-properties officeooo:rsid="0104db14"/>
    </style:style>
    <style:style style:name="T178" style:family="text">
      <style:text-properties officeooo:rsid="0105c8f0"/>
    </style:style>
    <style:style style:name="T179" style:family="text">
      <style:text-properties officeooo:rsid="0108efac"/>
    </style:style>
    <style:style style:name="T180" style:family="text">
      <style:text-properties officeooo:rsid="010b3fbc"/>
    </style:style>
    <style:style style:name="T181" style:family="text">
      <style:text-properties officeooo:rsid="010f83c0"/>
    </style:style>
    <style:style style:name="T182" style:family="text">
      <style:text-properties officeooo:rsid="0110cdab"/>
    </style:style>
    <style:style style:name="T183" style:family="text">
      <style:text-properties officeooo:rsid="011273f5"/>
    </style:style>
    <style:style style:name="T184" style:family="text">
      <style:text-properties officeooo:rsid="01184b6a"/>
    </style:style>
    <style:style style:name="T185" style:family="text">
      <style:text-properties officeooo:rsid="011aeddb"/>
    </style:style>
    <style:style style:name="T186" style:family="text">
      <style:text-properties officeooo:rsid="011d8749"/>
    </style:style>
    <style:style style:name="T187" style:family="text">
      <style:text-properties officeooo:rsid="0121134e"/>
    </style:style>
    <style:style style:name="T188" style:family="text">
      <style:text-properties officeooo:rsid="01219c93"/>
    </style:style>
    <style:style style:name="T189" style:family="text">
      <style:text-properties officeooo:rsid="0126c18e"/>
    </style:style>
    <style:style style:name="T190" style:family="text">
      <style:text-properties officeooo:rsid="012bec84"/>
    </style:style>
    <style:style style:name="T191" style:family="text">
      <style:text-properties officeooo:rsid="0130df9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0" text:outline-level="1">КОНТРОЛЬНАЯ 108.1 </text:h>
      <text:h text:style-name="P66" text:outline-level="1">I wore a belt - я носил ремень</text:h>
      <text:h text:style-name="P197" text:outline-level="1">What would you do in this situation - что бы ты сделал в этой ситуации?</text:h>
      <text:h text:style-name="P197" text:outline-level="1">I should learn English more intensively - мне следует учить английский более интенсивно</text:h>
      <text:h text:style-name="P197" text:outline-level="1">This video is much longer - это видео на много длинее</text:h>
      <text:h text:style-name="P198" text:outline-level="1"><text:span text:style-name="T13">The students guessed the correct answer</text:span><text:span text:style-name="T12"> - студенты отгадали правильный ответ</text:span></text:h>
      <text:h text:style-name="P199" text:outline-level="1">As for ‘usually’, we put it in the middle - что касается ‘usually’, мы ставим его в середину</text:h>
      <text:p text:style-name="Standard"><text:span text:style-name="T1">КОНТРОЛЬНАЯ 108.2</text:span><text:span text:style-name="T14"> - </text:span><text:span text:style-name="T15">108.3</text:span></text:p>
      <text:list xml:id="list2549916077" text:style-name="WWNum10">
        <text:list-item>
          <text:p text:style-name="P200">I’m sure knowledge is power - я уверен, знание сила</text:p>
        </text:list-item>
        <text:list-item>
          <text:p text:style-name="P201">Did it last for more than two hours? - это длилось больше чем 2 часа?</text:p>
        </text:list-item>
        <text:list-item>
          <text:p text:style-name="P201">What does this word mean? - что означает это слово?</text:p>
        </text:list-item>
        <text:list-item>
          <text:p text:style-name="P201">He has few enemies - у него мало врагов</text:p>
        </text:list-item>
        <text:list-item>
          <text:p text:style-name="P201">I’m bored with that method <text:s/>- мне наскучил тот метод</text:p>
        </text:list-item>
        <text:list-item>
          <text:p text:style-name="P201">He deserved it - он заслужил это</text:p>
        </text:list-item>
        <text:list-item>
          <text:p text:style-name="P201">How regularly will the employees make this kind of reports - как регулярно работники будут делать такого рода отчёты?</text:p>
        </text:list-item>
        <text:list-item>
          <text:p text:style-name="P201">Our boss insisted on doing it <text:s/>- наш босс настоял на том что-бы сделать это</text:p>
        </text:list-item>
        <text:list-item>
          <text:p text:style-name="P201">I’m impressed by the beauty of this place - я впечатлён красотой этого места</text:p>
        </text:list-item>
        <text:list-item>
          <text:p text:style-name="P201">I’ll do my best to get this job - я сделаю всё возможное что бы получить эту работу </text:p>
        </text:list-item>
        <text:list-item>
          <text:p text:style-name="P202">I’ll manage to do it (in spite of / despite) all these difficulties - я смогу сделать это несмотря на все эти трудности </text:p>
        </text:list-item>
      </text:list>
      <text:p text:style-name="P62">КОНТРОЛЬНАЯ 108.4-108.5<text:tab/></text:p>
      <text:list xml:id="list531038497" text:style-name="WWNum21">
        <text:list-item>
          <text:p text:style-name="P203">We share your point of view <text:s/>- мы разделяем твою точку зрения</text:p>
        </text:list-item>
        <text:list-item>
          <text:p text:style-name="P204">I admire you <text:s/>- я восхищаюсь тобой</text:p>
        </text:list-item>
        <text:list-item>
          <text:p text:style-name="P204"><text:soft-page-break/>We considered it really important - мы считали это действительно важным </text:p>
        </text:list-item>
        <text:list-item>
          <text:p text:style-name="P204">She was there instead of him - она была там вместо него</text:p>
        </text:list-item>
        <text:list-item>
          <text:p text:style-name="P204">This worker will get tired soon <text:s/>- этот рабочий устанет скоро</text:p>
        </text:list-item>
        <text:list-item>
          <text:p text:style-name="P205">The news impressed him <text:s/>- новости впечатлили его</text:p>
        </text:list-item>
      </text:list>
      <text:p text:style-name="P62">КОНТРОЛЬНАЯ 108.6-108.7</text:p>
      <text:list xml:id="list3952968286" text:style-name="WWNum28">
        <text:list-item>
          <text:p text:style-name="P206">They produced very expensive goods - они производили очень дорогие товары</text:p>
        </text:list-item>
        <text:list-item>
          <text:p text:style-name="P207">You should pay attention to it - тебе следует обращать внимание на это</text:p>
        </text:list-item>
        <text:list-item>
          <text:p text:style-name="P207">He was on the other side - он бы на другой стороне</text:p>
        </text:list-item>
        <text:list-item>
          <text:p text:style-name="P207">His income wasn’t enough - его дохода было не достаточно </text:p>
        </text:list-item>
        <text:list-item>
          <text:p text:style-name="P207">Her results were quite satisfactory - её результаты были в полне удоволетварительны </text:p>
        </text:list-item>
        <text:list-item>
          <text:p text:style-name="P207">We also need to consider various economic problems - нам так же нужно учитывать разные экономические проблемы</text:p>
        </text:list-item>
        <text:list-item>
          <text:p text:style-name="P207">I looked at that advertisement - я посмотрел на то рекламное объявление</text:p>
        </text:list-item>
        <text:list-item>
          <text:p text:style-name="P207">I threw it away - я выбросл это</text:p>
        </text:list-item>
        <text:list-item>
          <text:p text:style-name="P207">It may / might happen - это возможно произойдёт </text:p>
        </text:list-item>
        <text:list-item>
          <text:p text:style-name="P207">She ran very fast - она побежала очень быстро</text:p>
        </text:list-item>
        <text:list-item>
          <text:p text:style-name="P207">He’ll put on a worm coat - он наденет тёплое пальто</text:p>
        </text:list-item>
        <text:list-item>
          <text:p text:style-name="P207">Everyone will look happy - все будут выглядеть счастливыми</text:p>
        </text:list-item>
        <text:list-item>
          <text:p text:style-name="P208">Does he work too slowly? - он работает слишком медленно?</text:p>
        </text:list-item>
      </text:list>
      <text:p text:style-name="P62">КОНТРОЛЬНАЯ 108.8</text:p>
      <text:list xml:id="list988247120" text:style-name="WWNum42">
        <text:list-item>
          <text:p text:style-name="P209">I disapprove of this choice <text:s/>- я не одобряю этот выбор</text:p>
        </text:list-item>
        <text:list-item>
          <text:p text:style-name="P210">I saved money - я с экономил деньги</text:p>
        </text:list-item>
        <text:list-item>
          <text:p text:style-name="P210">He gave this thing to me - он дал эту вещь мне</text:p>
        </text:list-item>
        <text:list-item>
          <text:p text:style-name="P210">My pronunciation will became better <text:s/>- моё произношение станет лучше</text:p>
        </text:list-item>
        <text:list-item>
          <text:p text:style-name="P210">It was such an innovative approach - это был такой иновационный подход</text:p>
        </text:list-item>
        <text:list-item>
          <text:p text:style-name="P210">Is it your final decision? - это твоё окончательное решение?</text:p>
        </text:list-item>
        <text:list-item>
          <text:p text:style-name="P210">I succeeded in finding better suppliers - мне удалось найти более лучших поставщиков </text:p>
        </text:list-item>
        <text:list-item>
          <text:p text:style-name="P211">I’ll be able to improve my knowledge significantly - я смогу улучшить свои знания значительно </text:p>
        </text:list-item>
      </text:list>
      <text:p text:style-name="P65"><text:soft-page-break/><text:span text:style-name="T1">КОНТРОЛЬНАЯ 10</text:span><text:span text:style-name="T2">9</text:span><text:span text:style-name="T1">.</text:span><text:span text:style-name="T2">1 – </text:span><text:span text:style-name="T3">109.</text:span><text:span text:style-name="T4">4</text:span></text:p>
      <text:list xml:id="list4083414221" text:style-name="L1">
        <text:list-item>
          <text:p text:style-name="P306"><text:span text:style-name="T16">His attempts weren’t successful –</text:span><text:span text:style-name="T17"> его попытки не были успешными </text:span></text:p>
        </text:list-item>
        <text:list-item>
          <text:p text:style-name="P212">I wanted to devout more free time to my health – <text:span text:style-name="T18">я хотел уделять больше свободного времени своему здоровью</text:span></text:p>
        </text:list-item>
        <text:list-item>
          <text:p text:style-name="P213">It cost much more than she thinks – <text:span text:style-name="T19">это стоило намного больше чем она думала</text:span></text:p>
        </text:list-item>
        <text:list-item>
          <text:p text:style-name="P214">Whose advice will you take into account / consideration? - <text:span text:style-name="T19">чей совет ты примешь во внимание?</text:span></text:p>
        </text:list-item>
        <text:list-item>
          <text:p text:style-name="P214">He gave up smoking – <text:span text:style-name="T19">он бросил курить </text:span></text:p>
        </text:list-item>
        <text:list-item>
          <text:p text:style-name="P215">I insisted on doing it – <text:span text:style-name="T19">я настоял на том чтобы сделать это</text:span></text:p>
        </text:list-item>
        <text:list-item>
          <text:p text:style-name="P216">Is he often late? - <text:span text:style-name="T20">он часто опаздывает?</text:span></text:p>
        </text:list-item>
        <text:list-item>
          <text:p text:style-name="P217">To what extend did he agree? - <text:span text:style-name="T21">в какой степени он был согласен?</text:span></text:p>
        </text:list-item>
        <text:list-item>
          <text:p text:style-name="P218">I was born on the ninth of September – <text:span text:style-name="T22">я родился 9 сентября </text:span></text:p>
        </text:list-item>
        <text:list-item>
          <text:p text:style-name="P219">I’ll do my best to <text:span text:style-name="T23">take the first place – </text:span><text:span text:style-name="T24">я сделаю всё возможное что бы занять первое место</text:span></text:p>
        </text:list-item>
        <text:list-item>
          <text:p text:style-name="P220">They won’t get divorced this year – <text:span text:style-name="T24">они не будут разводиться в этом году</text:span></text:p>
        </text:list-item>
        <text:list-item>
          <text:p text:style-name="P221">I revised these videos <text:s/>- <text:span text:style-name="T25">я повторил эти видео</text:span></text:p>
        </text:list-item>
        <text:list-item>
          <text:p text:style-name="P222">They had a great time together <text:s/>- <text:span text:style-name="T26">они прекрасно провели время вместе</text:span></text:p>
        </text:list-item>
        <text:list-item>
          <text:p text:style-name="P223">They accused her of a very serious crime – <text:span text:style-name="T27">они обвинили её в очень серьёзном приступлении </text:span></text:p>
        </text:list-item>
        <text:list-item>
          <text:p text:style-name="P224">They’re really tired of it <text:s/>- <text:span text:style-name="T28">они действительно устали от этого</text:span></text:p>
        </text:list-item>
        <text:list-item>
          <text:p text:style-name="P224">It’ll happen on a regular basis <text:s/>- <text:span text:style-name="T28">это будет происходить на регулярной основе </text:span></text:p>
        </text:list-item>
        <text:list-item>
          <text:p text:style-name="P224">When will you start preparing for this exam? - <text:span text:style-name="T28">когда ты начнёшь готовиться к этому экзамену?</text:span></text:p>
        </text:list-item>
        <text:list-item>
          <text:p text:style-name="P225">I arrived at the airport – <text:span text:style-name="T29">я прибыл в аэропорт </text:span></text:p>
        </text:list-item>
        <text:list-item>
          <text:p text:style-name="P225">I’m used / accustomed to doing it on a regular basis – <text:span text:style-name="T29">я привык делать это на регулярной основе</text:span></text:p>
        </text:list-item>
        <text:list-item>
          <text:p text:style-name="P225">He’s away. He’s in another city – <text:span text:style-name="T29">он отсутствует. Он в другом городе</text:span></text:p>
        </text:list-item>
        <text:list-item>
          <text:p text:style-name="P225">He wished me good luck – <text:span text:style-name="T29">он пожелал мне удачи</text:span></text:p>
        </text:list-item>
        <text:list-item>
          <text:p text:style-name="P226">What’s the reason for such a strange answer – <text:span text:style-name="T30">какая причина такого странного ответа?</text:span></text:p>
        </text:list-item>
        <text:list-item>
          <text:p text:style-name="P227"><text:soft-page-break/>Who did they invite to their wedding? - <text:span text:style-name="T31">кого они пригласили на свою сводьбу?</text:span></text:p>
          <text:p text:style-name="P227"/>
        </text:list-item>
      </text:list>
      <text:p text:style-name="P64"><text:span text:style-name="T5">КОНТРОЛЬНАЯ 10</text:span><text:span text:style-name="T6">9</text:span><text:span text:style-name="T5">.</text:span><text:span text:style-name="T7">5</text:span><text:span text:style-name="T6"> – </text:span><text:span text:style-name="T8">109.</text:span><text:span text:style-name="T7">8</text:span></text:p>
      <text:list xml:id="list4193530264" text:style-name="L2">
        <text:list-item>
          <text:p text:style-name="P196">You need to think it over more thoroughly – тебе нужно обдумать это более тчательно</text:p>
        </text:list-item>
        <text:list-item>
          <text:p text:style-name="P228"><text:span text:style-name="T9">When will the teacher continue doing it? - </text:span><text:span text:style-name="T10">когда учитель продолжит делать это?</text:span></text:p>
        </text:list-item>
        <text:list-item>
          <text:p text:style-name="P229"><text:span text:style-name="T10">They won’t prove it – </text:span><text:span text:style-name="T11">они не докажут это</text:span></text:p>
        </text:list-item>
        <text:list-item>
          <text:p text:style-name="P67">I’m fond of this channel thanks to such a positive atmosphere – <text:span text:style-name="T32">я обожаю этот канал благодаря такой позитивной атмосфере</text:span></text:p>
        </text:list-item>
        <text:list-item>
          <text:p text:style-name="P68">Will the temperature be above zero? - <text:span text:style-name="T33">температура будет выше нуля?</text:span></text:p>
        </text:list-item>
        <text:list-item>
          <text:p text:style-name="P68">How long will your parents be away? - <text:span text:style-name="T33">как долго твои родители будут отсутствовать?</text:span></text:p>
        </text:list-item>
        <text:list-item>
          <text:p text:style-name="P69">What’s her salary? - <text:span text:style-name="T33">какая у неё зарплата?</text:span></text:p>
        </text:list-item>
        <text:list-item>
          <text:p text:style-name="P69">He invested too little money – <text:span text:style-name="T33">он инвестировал слишком мало денег</text:span></text:p>
        </text:list-item>
        <text:list-item>
          <text:p text:style-name="P70">He calls him quite seldom / rarely – <text:span text:style-name="T34">он звонит ему достаточно редко</text:span></text:p>
        </text:list-item>
        <text:list-item>
          <text:p text:style-name="P71">They got married at the end of the year – <text:span text:style-name="T35">они поженились в конце года</text:span></text:p>
        </text:list-item>
        <text:list-item>
          <text:p text:style-name="P71">He was born on the twenty second of February – <text:span text:style-name="T35">он родился 22 февраля</text:span></text:p>
        </text:list-item>
        <text:list-item>
          <text:p text:style-name="P72">He built a very big house – <text:span text:style-name="T35">он построил очень большой дом</text:span></text:p>
        </text:list-item>
        <text:list-item>
          <text:p text:style-name="P72">The meeting began fifteen minutes later – <text:span text:style-name="T35">встреча началась на 15 минут позже</text:span></text:p>
        </text:list-item>
        <text:list-item>
          <text:p text:style-name="P72">She sometimes waits for it – <text:span text:style-name="T35">она иногда ждёт этого</text:span></text:p>
        </text:list-item>
        <text:list-item>
          <text:p text:style-name="P73">I’m subscribed to this channel – <text:span text:style-name="T36">я подписан на этот канал</text:span></text:p>
        </text:list-item>
        <text:list-item>
          <text:p text:style-name="P74">I needed to get in touch with them – <text:span text:style-name="T37">мне нужно было связаться с ними</text:span></text:p>
        </text:list-item>
        <text:list-item>
          <text:p text:style-name="P75">What will influenced you most of all? - <text:span text:style-name="T38">что повлияло на тебя больше всего?</text:span></text:p>
        </text:list-item>
        <text:list-item>
          <text:p text:style-name="P76">It seems to me it’ll be the only right decision – <text:span text:style-name="T39">мне кажется это будет единственно правильным решением </text:span></text:p>
          <text:p text:style-name="P76"/>
        </text:list-item>
      </text:list>
      <text:p text:style-name="P60"/>
      <text:p text:style-name="P61"><text:soft-page-break/><text:span text:style-name="T40">КОНТРОЛЬНАЯ 1</text:span><text:span text:style-name="T43">10</text:span><text:span text:style-name="T40">.</text:span><text:span text:style-name="T43">1</text:span><text:span text:style-name="T41"> – </text:span><text:span text:style-name="T42">1</text:span><text:span text:style-name="T43">10</text:span><text:span text:style-name="T42">.</text:span><text:span text:style-name="T50">3</text:span></text:p>
      <text:list xml:id="list1557050024" text:style-name="L3">
        <text:list-item>
          <text:p text:style-name="P190"><text:span text:style-name="T43">She was so frightened – </text:span><text:span text:style-name="T44">она была так напугана</text:span></text:p>
        </text:list-item>
        <text:list-item>
          <text:p text:style-name="P77">This solder fought very courageously – этот солдат сражался очень отважно</text:p>
        </text:list-item>
        <text:list-item>
          <text:p text:style-name="P77">It may change his opinion – это возможно изменит его мнение</text:p>
        </text:list-item>
        <text:list-item>
          <text:p text:style-name="P77">I’ll look up this phrase in a dictionary <text:s/>- я посмотрю эту фразу в словоре </text:p>
        </text:list-item>
        <text:list-item>
          <text:p text:style-name="P191"><text:span text:style-name="T44">I pay taxes – </text:span><text:span text:style-name="T45">я плачу налоги</text:span></text:p>
        </text:list-item>
        <text:list-item>
          <text:p text:style-name="P192"><text:span text:style-name="T45">We faced some serious problems – </text:span><text:span text:style-name="T46">мы столкнулись с некоторыми серьёзными проблемами </text:span></text:p>
        </text:list-item>
        <text:list-item>
          <text:p text:style-name="P78">You know English like a native speaker – ты знаешь английский как носитель языка</text:p>
        </text:list-item>
        <text:list-item>
          <text:p text:style-name="P193"><text:span text:style-name="T46">Is he a lazy boy? - </text:span><text:span text:style-name="T47">он ленивый мальчик?</text:span></text:p>
        </text:list-item>
        <text:list-item>
          <text:p text:style-name="P194"><text:span text:style-name="T47">I left India – </text:span><text:span text:style-name="T48">я покинул Индию</text:span></text:p>
        </text:list-item>
        <text:list-item>
          <text:p text:style-name="P79">She was born on the twenty second of July – она родилась 22 Июля</text:p>
        </text:list-item>
        <text:list-item>
          <text:p text:style-name="P195"><text:span text:style-name="T48">She woke up much later than usual – она проснулась </text:span><text:span text:style-name="T49">на много</text:span><text:span text:style-name="T48"> </text:span><text:span text:style-name="T49">позже чем обычно </text:span></text:p>
        </text:list-item>
        <text:list-item>
          <text:p text:style-name="P80">I usually get up early – я обычно встаю рано</text:p>
        </text:list-item>
      </text:list>
      <text:p text:style-name="P1"/>
      <text:p text:style-name="P40"><text:span text:style-name="T51">КОНТРОЛЬНАЯ 1</text:span><text:span text:style-name="T52">10</text:span><text:span text:style-name="T51">.</text:span><text:span text:style-name="T54">4</text:span><text:span text:style-name="T53"> – </text:span><text:span text:style-name="T21">1</text:span><text:span text:style-name="T52">10</text:span><text:span text:style-name="T21">.</text:span><text:span text:style-name="T61">6</text:span></text:p>
      <text:list xml:id="list91528246" text:style-name="L4">
        <text:list-item>
          <text:p text:style-name="P81">I see this result impressed you – <text:span text:style-name="T54">я вижу этот результат впечатлил тебя</text:span></text:p>
        </text:list-item>
        <text:list-item>
          <text:p text:style-name="P82">She dreamt about a career in music – <text:span text:style-name="T55">она мечтала о карьере в музыке</text:span></text:p>
        </text:list-item>
        <text:list-item>
          <text:p text:style-name="P83">I see the advantages and disadvantages of this approach – <text:span text:style-name="T56">я вижу преимущества и недостатки этого подхода</text:span></text:p>
        </text:list-item>
        <text:list-item>
          <text:p text:style-name="P84">He hit the door – <text:span text:style-name="T56">он ударил дверь</text:span></text:p>
        </text:list-item>
        <text:list-item>
          <text:p text:style-name="P85">Everyone wou<text:span text:style-name="T57">ld like it – </text:span><text:span text:style-name="T58">все хотели бы этого</text:span></text:p>
        </text:list-item>
        <text:list-item>
          <text:p text:style-name="P85"><text:span text:style-name="T57">This time didn’t suit us – </text:span><text:span text:style-name="T58">это время не подходило нам</text:span></text:p>
        </text:list-item>
        <text:list-item>
          <text:p text:style-name="P86">Life taught her a lesson – <text:span text:style-name="T59">жизнь преподала ей урок </text:span></text:p>
        </text:list-item>
        <text:list-item>
          <text:p text:style-name="P87">He’ll repair it – <text:span text:style-name="T60">он починит это </text:span></text:p>
        </text:list-item>
        <text:list-item>
          <text:p text:style-name="P87">He didn’t cancel / (call off) the meeting – <text:span text:style-name="T60">он не отменил встречу</text:span></text:p>
        </text:list-item>
        <text:list-item>
          <text:p text:style-name="P87">They aren’t used to such conditions – <text:span text:style-name="T60">они не привыкли к таким условиям</text:span></text:p>
        </text:list-item>
      </text:list>
      <text:p text:style-name="P17"/>
      <text:p text:style-name="P39"/>
      <text:p text:style-name="P39"><text:soft-page-break/><text:span text:style-name="T51">КОНТРОЛЬНАЯ 1</text:span><text:span text:style-name="T52">10</text:span><text:span text:style-name="T51">.</text:span><text:span text:style-name="T62">7</text:span><text:span text:style-name="T53"> – </text:span><text:span text:style-name="T21">1</text:span><text:span text:style-name="T52">10</text:span><text:span text:style-name="T21">.</text:span><text:span text:style-name="T62">8</text:span></text:p>
      <text:list xml:id="list4264597491" text:style-name="L5">
        <text:list-item>
          <text:p text:style-name="P88">I often wait for him – <text:span text:style-name="T62">я часто жду его</text:span></text:p>
        </text:list-item>
        <text:list-item>
          <text:p text:style-name="P88">He tried to analyze everything very thoroughly – <text:span text:style-name="T62">он попытался проанализировать очень тчательно</text:span></text:p>
        </text:list-item>
        <text:list-item>
          <text:p text:style-name="P89">It’s so surprising for us – <text:span text:style-name="T63">это так удивительно для нас</text:span></text:p>
        </text:list-item>
        <text:list-item>
          <text:p text:style-name="P89">We want to know the advantages and disadvantages of this approach – <text:span text:style-name="T63">мы хотим знать достоинства и недостатки этого подхода </text:span></text:p>
        </text:list-item>
        <text:list-item>
          <text:p text:style-name="P90">She deserved this result – <text:span text:style-name="T64">она заслужила этот результат</text:span></text:p>
        </text:list-item>
        <text:list-item>
          <text:p text:style-name="P90">The sun rose (went up) – <text:span text:style-name="T64">солнце встало </text:span></text:p>
        </text:list-item>
        <text:list-item>
          <text:p text:style-name="P91">Does it sometimes happen? - <text:span text:style-name="T65">это иногда происходит?</text:span></text:p>
        </text:list-item>
      </text:list>
      <text:p text:style-name="P63"/>
      <text:p text:style-name="P38"><text:span text:style-name="T51">КОНТРОЛЬНАЯ 1</text:span><text:span text:style-name="T52">1</text:span><text:span text:style-name="T66">1</text:span><text:span text:style-name="T51">.</text:span><text:span text:style-name="T66">1</text:span><text:span text:style-name="T53"> – </text:span><text:span text:style-name="T21">1</text:span><text:span text:style-name="T52">1</text:span><text:span text:style-name="T66">1</text:span><text:span text:style-name="T21">.</text:span><text:span text:style-name="T73">3</text:span></text:p>
      <text:list xml:id="list3335859807" text:style-name="L6">
        <text:list-item>
          <text:p text:style-name="P92">He avoids talking about it – <text:span text:style-name="T66">он избегает разговаривать об этом</text:span></text:p>
        </text:list-item>
        <text:list-item>
          <text:p text:style-name="P93">Health will always be in the first place for him – <text:span text:style-name="T67">здоровье всегда будет на первом месте для него</text:span></text:p>
        </text:list-item>
        <text:list-item>
          <text:p text:style-name="P94">I understood you immediately / at once – <text:span text:style-name="T67">я понял тебя сразу же</text:span></text:p>
        </text:list-item>
        <text:list-item>
          <text:p text:style-name="P94">The criminals disappeared – <text:span text:style-name="T67">приступники исчезли</text:span></text:p>
        </text:list-item>
        <text:list-item>
          <text:p text:style-name="P94">He drowned – <text:span text:style-name="T67">он утонул</text:span></text:p>
        </text:list-item>
        <text:list-item>
          <text:p text:style-name="P95">He kept this secret – <text:span text:style-name="T68">он сохранил этот секрет</text:span></text:p>
        </text:list-item>
        <text:list-item>
          <text:p text:style-name="P95">You must tell him this thing directly – <text:span text:style-name="T68">ты должен сказать ему эту вешь прямо</text:span></text:p>
        </text:list-item>
        <text:list-item>
          <text:p text:style-name="P96">I held it in my arms – <text:span text:style-name="T69">я подержал это в своих руках</text:span></text:p>
        </text:list-item>
        <text:list-item>
          <text:p text:style-name="P97">I remained calm <text:s text:c="2"/>- <text:span text:style-name="T70">я остался спокойным </text:span></text:p>
        </text:list-item>
        <text:list-item>
          <text:p text:style-name="P98">We checked in at 3 o’clock in the afternoon – <text:span text:style-name="T71">мы зарегистрировались / въехали в отеле в 3 часа дня</text:span></text:p>
        </text:list-item>
        <text:list-item>
          <text:p text:style-name="P98">The temperature is ten degrees below zero – <text:span text:style-name="T71">температура 10 градусов ниже нуля</text:span></text:p>
        </text:list-item>
        <text:list-item>
          <text:p text:style-name="P98">Did his wife recover? - <text:span text:style-name="T71">его жена выздоровела?</text:span></text:p>
        </text:list-item>
        <text:list-item>
          <text:p text:style-name="P99">It developed our abilities – <text:span text:style-name="T72">это развивало наши способности </text:span></text:p>
        </text:list-item>
        <text:list-item>
          <text:p text:style-name="P99">I suppose It’ll happen next year – <text:span text:style-name="T72">я предполагаю это произойдёт в следующем году</text:span></text:p>
        </text:list-item>
        <text:list-item>
          <text:p text:style-name="P99">I think I’ll learn English in a couple of <text:s/>years – <text:span text:style-name="T72">я думаю я выучу английский за пару лет</text:span></text:p>
        </text:list-item>
        <text:list-item>
          <text:p text:style-name="P99">There are five chapters in this book – <text:span text:style-name="T72">имеется 5 глав в этой книге</text:span></text:p>
        </text:list-item>
        <text:list-item>
          <text:p text:style-name="P100"><text:soft-page-break/>Everything remained the same – <text:span text:style-name="T73">всё осталось таким же</text:span></text:p>
        </text:list-item>
      </text:list>
      <text:p text:style-name="P2"/>
      <text:p text:style-name="P37"><text:span text:style-name="T51">КОНТРОЛЬНАЯ 1</text:span><text:span text:style-name="T52">1</text:span><text:span text:style-name="T66">1</text:span><text:span text:style-name="T51">.</text:span><text:span text:style-name="T74">4</text:span><text:span text:style-name="T53"> – </text:span><text:span text:style-name="T21">1</text:span><text:span text:style-name="T52">1</text:span><text:span text:style-name="T66">1</text:span><text:span text:style-name="T21">.</text:span><text:span text:style-name="T74">6</text:span></text:p>
      <text:list xml:id="list3767379729" text:style-name="L7">
        <text:list-item>
          <text:p text:style-name="P101">She washed herself <text:s/>- <text:span text:style-name="T75">она вымылась </text:span></text:p>
        </text:list-item>
        <text:list-item>
          <text:p text:style-name="P102">Will you manage to do it instead of me? - <text:span text:style-name="T75">ты сможешь сделать это вместо меня?</text:span></text:p>
        </text:list-item>
        <text:list-item>
          <text:p text:style-name="P102">He divided us into three groups – <text:span text:style-name="T75">он разделил нас на три группы</text:span></text:p>
        </text:list-item>
        <text:list-item>
          <text:p text:style-name="P103">He missed such a unique opportunity – <text:span text:style-name="T76">он упустил такую уникальную возможность</text:span></text:p>
        </text:list-item>
        <text:list-item>
          <text:p text:style-name="P104">He has a reliable car – <text:span text:style-name="T76">у него надёжная машина</text:span></text:p>
        </text:list-item>
        <text:list-item>
          <text:p text:style-name="P104">They won’t find a solution to such an important problem soon – <text:span text:style-name="T76">они не найдут решения такой важной проблемы скоро</text:span></text:p>
        </text:list-item>
        <text:list-item>
          <text:p text:style-name="P105">They don’t know even basic things – <text:span text:style-name="T77">они не знают даже базовых вещей</text:span></text:p>
        </text:list-item>
        <text:list-item>
          <text:p text:style-name="P105">He avoids doing it – <text:span text:style-name="T77">он избегает делать это</text:span></text:p>
        </text:list-item>
      </text:list>
      <text:p text:style-name="P3"/>
      <text:p text:style-name="P36"><text:span text:style-name="T51">КОНТРОЛЬНАЯ 1</text:span><text:span text:style-name="T52">1</text:span><text:span text:style-name="T66">1</text:span><text:span text:style-name="T51">.</text:span><text:span text:style-name="T78">7</text:span><text:span text:style-name="T53"> – </text:span><text:span text:style-name="T21">1</text:span><text:span text:style-name="T52">1</text:span><text:span text:style-name="T66">1</text:span><text:span text:style-name="T21">.</text:span><text:span text:style-name="T78">8</text:span></text:p>
      <text:list xml:id="list134081693" text:style-name="L8">
        <text:list-item>
          <text:p text:style-name="P106">It isn’t on the right – <text:span text:style-name="T78">это не справа</text:span></text:p>
        </text:list-item>
        <text:list-item>
          <text:p text:style-name="P106">I waited for him for two hours – <text:span text:style-name="T78">я прождал его 2 часа</text:span></text:p>
        </text:list-item>
        <text:list-item>
          <text:p text:style-name="P107">She didn’t have such an intention – <text:span text:style-name="T79">у неё не было такого намерения </text:span></text:p>
        </text:list-item>
        <text:list-item>
          <text:p text:style-name="P108">She feels confidence – <text:span text:style-name="T79">она чувствует уверенность</text:span></text:p>
        </text:list-item>
        <text:list-item>
          <text:p text:style-name="P108">They informed us of this accident – <text:span text:style-name="T79">они проинформировали нас об этом происшествии</text:span></text:p>
        </text:list-item>
        <text:list-item>
          <text:p text:style-name="P108">She said it very confidently – <text:span text:style-name="T79">она сказала это очень уверенно </text:span></text:p>
        </text:list-item>
        <text:list-item>
          <text:p text:style-name="P109">Was everyone present? - <text:span text:style-name="T80">все присутствовали?</text:span></text:p>
        </text:list-item>
        <text:list-item>
          <text:p text:style-name="P110">The price rose by thirty per cent – <text:span text:style-name="T81">цена поднялась на 30%</text:span></text:p>
        </text:list-item>
      </text:list>
      <text:p text:style-name="P16"/>
      <text:p text:style-name="P35"/>
      <text:p text:style-name="P35"/>
      <text:p text:style-name="P35"/>
      <text:p text:style-name="P35"/>
      <text:p text:style-name="P35"/>
      <text:p text:style-name="P35"><text:soft-page-break/><text:span text:style-name="T51">КОНТРОЛЬНАЯ 1</text:span><text:span text:style-name="T52">1</text:span><text:span text:style-name="T83">2</text:span><text:span text:style-name="T51">.</text:span><text:span text:style-name="T83">1</text:span><text:span text:style-name="T53"> – </text:span><text:span text:style-name="T21">1</text:span><text:span text:style-name="T52">1</text:span><text:span text:style-name="T83">2</text:span><text:span text:style-name="T21">.</text:span><text:span text:style-name="T87">3</text:span></text:p>
      <text:list xml:id="list2543045364" text:style-name="L9">
        <text:list-item>
          <text:p text:style-name="P111">I left for Russia – <text:span text:style-name="T82">я поехал в россию</text:span></text:p>
        </text:list-item>
        <text:list-item>
          <text:p text:style-name="P112">I go swimming three times a week – <text:span text:style-name="T84">я хожу плавать 3 раза в неделю</text:span></text:p>
        </text:list-item>
        <text:list-item>
          <text:p text:style-name="P112">Will it be really possible? - <text:span text:style-name="T84">это будет действительно возможно</text:span></text:p>
        </text:list-item>
        <text:list-item>
          <text:p text:style-name="P113">He prays to Good – <text:span text:style-name="T85">он молиться Богу</text:span></text:p>
        </text:list-item>
        <text:list-item>
          <text:p text:style-name="P114">They killed innocent people. The police arrested them. They punished the criminals <text:s/>– <text:span text:style-name="T86">они убивали невинных людей. Полиция арестовала их. Они наказали их</text:span></text:p>
        </text:list-item>
        <text:list-item>
          <text:p text:style-name="P114">I can write it down – <text:span text:style-name="T86">я могу записать это</text:span></text:p>
        </text:list-item>
        <text:list-item>
          <text:p text:style-name="P115">I’ll share this information with you – <text:span text:style-name="T87">я поделюсь этой информацией с тобой</text:span></text:p>
        </text:list-item>
        <text:list-item>
          <text:p text:style-name="P115">He described her appearance – <text:span text:style-name="T87">он описал её внешность</text:span></text:p>
        </text:list-item>
        <text:list-item>
          <text:p text:style-name="P115">He informed me of these problems – <text:span text:style-name="T87">он проинформировал меня об этих проблемах</text:span></text:p>
        </text:list-item>
      </text:list>
      <text:p text:style-name="P15"/>
      <text:p text:style-name="P34"><text:span text:style-name="T51">КОНТРОЛЬНАЯ 1</text:span><text:span text:style-name="T52">1</text:span><text:span text:style-name="T83">2</text:span><text:span text:style-name="T51">.</text:span><text:span text:style-name="T88">4</text:span><text:span text:style-name="T53"> – </text:span><text:span text:style-name="T21">1</text:span><text:span text:style-name="T52">1</text:span><text:span text:style-name="T83">2</text:span><text:span text:style-name="T21">.</text:span><text:span text:style-name="T88">6</text:span></text:p>
      <text:list xml:id="list1827557235" text:style-name="L10">
        <text:list-item>
          <text:p text:style-name="P116">I need to get in touch with him – <text:span text:style-name="T88">мне нужно связаться с ним</text:span></text:p>
        </text:list-item>
        <text:list-item>
          <text:p text:style-name="P117">His conclusion was quite logical – <text:span text:style-name="T89">его метод был довольно логичный</text:span></text:p>
        </text:list-item>
        <text:list-item>
          <text:p text:style-name="P118">Did this change have a positive effect on her? - <text:span text:style-name="T89">эта перемена имела позитивный эффект на неё?</text:span></text:p>
        </text:list-item>
        <text:list-item>
          <text:p text:style-name="P118">This result impressed them – <text:span text:style-name="T89">этот результат впечатлил их</text:span></text:p>
        </text:list-item>
        <text:list-item>
          <text:p text:style-name="P119">When will it get dark? - <text:span text:style-name="T90">когда стемнеет?</text:span></text:p>
        </text:list-item>
        <text:list-item>
          <text:p text:style-name="P120">They celebrated this anniversary – <text:span text:style-name="T91">они отпраздновали эту годовщину</text:span></text:p>
        </text:list-item>
        <text:list-item>
          <text:p text:style-name="P121">It’s very prestigious to live in this area – <text:span text:style-name="T91">очень престижно жить в этой области</text:span></text:p>
        </text:list-item>
        <text:list-item>
          <text:p text:style-name="P121">Two apples fell (down) – <text:span text:style-name="T91">2 яблока упало</text:span></text:p>
        </text:list-item>
      </text:list>
      <text:p text:style-name="P14"/>
      <text:p text:style-name="P33"><text:span text:style-name="T51">КОНТРОЛЬНАЯ 1</text:span><text:span text:style-name="T52">1</text:span><text:span text:style-name="T83">2</text:span><text:span text:style-name="T51">.</text:span><text:span text:style-name="T92">7</text:span><text:span text:style-name="T53"> – </text:span><text:span text:style-name="T21">1</text:span><text:span text:style-name="T52">1</text:span><text:span text:style-name="T83">2</text:span><text:span text:style-name="T21">.</text:span><text:span text:style-name="T92">8</text:span></text:p>
      <text:list xml:id="list1872363130" text:style-name="L11">
        <text:list-item>
          <text:p text:style-name="P122">Will he stay here for an hour? - <text:span text:style-name="T92">он останеться здесь на час?</text:span></text:p>
        </text:list-item>
        <text:list-item>
          <text:p text:style-name="P123">It’ll last for more than two years – <text:span text:style-name="T93">это продлиться более 2 лет</text:span></text:p>
        </text:list-item>
        <text:list-item>
          <text:p text:style-name="P123">Will she change her timetable? - <text:span text:style-name="T93">она поменяет своё расписание?</text:span></text:p>
        </text:list-item>
        <text:list-item>
          <text:p text:style-name="P124">Money was also important for her – <text:span text:style-name="T94">деньги также были важны для неё</text:span></text:p>
        </text:list-item>
        <text:list-item>
          <text:p text:style-name="P124"><text:soft-page-break/>Were you at home while / <text:span text:style-name="T94">whereas</text:span> he was at work? - <text:span text:style-name="T94">ты был дома в то время как он был на работе?</text:span></text:p>
        </text:list-item>
        <text:list-item>
          <text:p text:style-name="P125">It’ll be her daughter’s flat – <text:span text:style-name="T95">это будет квартира её дочери </text:span></text:p>
        </text:list-item>
        <text:list-item>
          <text:p text:style-name="P126">We <text:span text:style-name="T96">found out that it was a big mistake </text:span><text:s/>- <text:span text:style-name="T97">мы обнаружили что это была большая ошибка</text:span></text:p>
        </text:list-item>
        <text:list-item>
          <text:p text:style-name="P127">He expects much more <text:s/>- <text:span text:style-name="T97">он ожидает на много большего</text:span></text:p>
        </text:list-item>
      </text:list>
      <text:p text:style-name="P13"/>
      <text:p text:style-name="P32"><text:span text:style-name="T51">КОНТРОЛЬНАЯ 1</text:span><text:span text:style-name="T52">1</text:span><text:span text:style-name="T98">3</text:span><text:span text:style-name="T51">.</text:span><text:span text:style-name="T98">1</text:span><text:span text:style-name="T53"> – </text:span><text:span text:style-name="T21">1</text:span><text:span text:style-name="T52">1</text:span><text:span text:style-name="T107">3</text:span><text:span text:style-name="T21">.</text:span><text:span text:style-name="T104">3</text:span></text:p>
      <text:list xml:id="list2653283150" text:style-name="L12">
        <text:list-item>
          <text:p text:style-name="P128">It didn’t cover out costs – <text:span text:style-name="T99">это не покрыло наших издержек</text:span></text:p>
        </text:list-item>
        <text:list-item>
          <text:p text:style-name="P129">He owes me this money – <text:span text:style-name="T100">он должен мне эти деньги</text:span></text:p>
        </text:list-item>
        <text:list-item>
          <text:p text:style-name="P129">His wife usually does the shopping – <text:span text:style-name="T100">его жена обычно делает покупки</text:span></text:p>
        </text:list-item>
        <text:list-item>
          <text:p text:style-name="P130">He rode a horse yesterday – <text:span text:style-name="T101">он катался на лошади вчера</text:span></text:p>
        </text:list-item>
        <text:list-item>
          <text:p text:style-name="P130">It doesn’t necessarily mean that it’ll be free – <text:span text:style-name="T101">это не обязательно означает что это будет бесплатно</text:span></text:p>
        </text:list-item>
        <text:list-item>
          <text:p text:style-name="P131">My parents don’t insist on it – мои родители не наст<text:span text:style-name="T102">аивают</text:span> на этом</text:p>
        </text:list-item>
        <text:list-item>
          <text:p text:style-name="P132">His speech inspired me – <text:span text:style-name="T102">эго речт вдохновила меня </text:span></text:p>
        </text:list-item>
        <text:list-item>
          <text:p text:style-name="P133">I hated getting up so early – <text:span text:style-name="T103">я ненавидел вставать так рано</text:span></text:p>
        </text:list-item>
        <text:list-item>
          <text:p text:style-name="P133">What belongs to him? - <text:span text:style-name="T103">что пренадлежит ему?</text:span></text:p>
        </text:list-item>
        <text:list-item>
          <text:p text:style-name="P134">I’ll do my best to speak English more confidently – <text:span text:style-name="T105">я сделаю всё возможное что бы говорить на английском более уверенно </text:span></text:p>
        </text:list-item>
        <text:list-item>
          <text:p text:style-name="P134">They won’t be together any longer – <text:span text:style-name="T105">они не будут вместе дольше</text:span></text:p>
        </text:list-item>
        <text:list-item>
          <text:p text:style-name="P134">We see the advantages and disadvantages of this approach – <text:span text:style-name="T105">мы видим достоинства и недостатки этого подхода</text:span></text:p>
        </text:list-item>
        <text:list-item>
          <text:p text:style-name="P135">What will belong to him? - <text:span text:style-name="T106">что будет пренадлежать ему?</text:span></text:p>
        </text:list-item>
        <text:list-item>
          <text:p text:style-name="P135">They asked us some questions – <text:span text:style-name="T106">они задали нам некоторые вопросы</text:span></text:p>
        </text:list-item>
      </text:list>
      <text:p text:style-name="P12"/>
      <text:p text:style-name="P31"><text:span text:style-name="T51">КОНТРОЛЬНАЯ 1</text:span><text:span text:style-name="T52">1</text:span><text:span text:style-name="T98">3</text:span><text:span text:style-name="T51">.</text:span><text:span text:style-name="T107">4</text:span><text:span text:style-name="T53"> – </text:span><text:span text:style-name="T21">1</text:span><text:span text:style-name="T52">1</text:span><text:span text:style-name="T107">3</text:span><text:span text:style-name="T21">.</text:span><text:span text:style-name="T107">6</text:span></text:p>
      <text:list xml:id="list417869426" text:style-name="L13">
        <text:list-item>
          <text:p text:style-name="P136"><text:span text:style-name="T108">He tore the papers – </text:span><text:span text:style-name="T107">он порвал бумаги</text:span></text:p>
        </text:list-item>
        <text:list-item>
          <text:p text:style-name="P136"><text:span text:style-name="T108">Did you try on this suit? - </text:span><text:span text:style-name="T107">ты примерил этот костюм?</text:span></text:p>
        </text:list-item>
        <text:list-item>
          <text:p text:style-name="P137">Was it his fault? - <text:span text:style-name="T107">это была его вина?</text:span></text:p>
        </text:list-item>
        <text:list-item>
          <text:p text:style-name="P138">I approve of this decision – <text:span text:style-name="T109">я одобряю это решение</text:span></text:p>
        </text:list-item>
        <text:list-item>
          <text:p text:style-name="P139">What strategy will you choose? - <text:span text:style-name="T110">какую стратегию ты выберешь?</text:span></text:p>
        </text:list-item>
      </text:list>
      <text:p text:style-name="P11"/>
      <text:p text:style-name="P30"><text:soft-page-break/></text:p>
      <text:p text:style-name="P30"><text:span text:style-name="T51">КОНТРОЛЬНАЯ 1</text:span><text:span text:style-name="T52">1</text:span><text:span text:style-name="T98">3</text:span><text:span text:style-name="T51">.</text:span><text:span text:style-name="T111">7</text:span><text:span text:style-name="T53"> – </text:span><text:span text:style-name="T21">1</text:span><text:span text:style-name="T52">1</text:span><text:span text:style-name="T107">3</text:span><text:span text:style-name="T21">.</text:span><text:span text:style-name="T111">8</text:span></text:p>
      <text:list xml:id="list983588127" text:style-name="L14">
        <text:list-item>
          <text:p text:style-name="P140">You need to do it immediately – <text:span text:style-name="T112">тебе нужно сделать это немедленно</text:span></text:p>
        </text:list-item>
        <text:list-item>
          <text:p text:style-name="P141">It was our main aim – <text:span text:style-name="T113">это была наша главная цель</text:span></text:p>
        </text:list-item>
        <text:list-item>
          <text:p text:style-name="P142">He didn’t reach an Advanced level – <text:span text:style-name="T114">он не достиг уровня Advanced </text:span></text:p>
        </text:list-item>
        <text:list-item>
          <text:p text:style-name="P143">Do you need to finish everything by next weak? - <text:span text:style-name="T115">тебе нужно закончить всё к следующей неделе?</text:span></text:p>
        </text:list-item>
      </text:list>
      <text:p text:style-name="P7"/>
      <text:p text:style-name="P29"><text:span text:style-name="T51">КОНТРОЛЬНАЯ 1</text:span><text:span text:style-name="T52">1</text:span><text:span text:style-name="T116">4</text:span><text:span text:style-name="T51">.</text:span><text:span text:style-name="T116">1</text:span><text:span text:style-name="T53"> – </text:span><text:span text:style-name="T21">1</text:span><text:span text:style-name="T52">1</text:span><text:span text:style-name="T124">4</text:span><text:span text:style-name="T21">.</text:span><text:span text:style-name="T124">3</text:span></text:p>
      <text:list xml:id="list1944289405" text:style-name="L15">
        <text:list-item>
          <text:p text:style-name="P144">It can mean several things – <text:span text:style-name="T117">это может означать несколько вещей</text:span></text:p>
        </text:list-item>
        <text:list-item>
          <text:p text:style-name="P145">I wasn’t proud of this success – <text:span text:style-name="T117">я не гордился этим успехом</text:span></text:p>
        </text:list-item>
        <text:list-item>
          <text:p text:style-name="P145">I’m angry about their refusal – <text:span text:style-name="T117">я рассержен их отказом </text:span></text:p>
        </text:list-item>
        <text:list-item>
          <text:p text:style-name="P146">You’ll owe this sum of money – <text:span text:style-name="T118">ты будешь должен мне эту сумму денег</text:span></text:p>
        </text:list-item>
        <text:list-item>
          <text:p text:style-name="P146">I’ll call you back in a couple of minutes – <text:span text:style-name="T118">я перезвоню тебе через пару минут</text:span></text:p>
        </text:list-item>
        <text:list-item>
          <text:p text:style-name="P146">You business partner can regret it – <text:span text:style-name="T118">твой бизнесс партнёр может пожелеть об этом</text:span></text:p>
        </text:list-item>
        <text:list-item>
          <text:p text:style-name="P147">He s<text:span text:style-name="T119">tole his wallet – </text:span><text:span text:style-name="T120">он украл его бумажник</text:span></text:p>
        </text:list-item>
        <text:list-item>
          <text:p text:style-name="P148">It was a real sensation – <text:span text:style-name="T120">это была настоящая синсация</text:span></text:p>
        </text:list-item>
        <text:list-item>
          <text:p text:style-name="P148">They signed this document – <text:span text:style-name="T120">они подписали этот документ</text:span></text:p>
        </text:list-item>
        <text:list-item>
          <text:p text:style-name="P149">I arrived home – <text:span text:style-name="T121">я прибыл домой</text:span></text:p>
        </text:list-item>
        <text:list-item>
          <text:p text:style-name="P149">Will I know English like educated native speaker? - <text:span text:style-name="T121">я буду знать английский как образованный носитель языка?</text:span></text:p>
        </text:list-item>
        <text:list-item>
          <text:p text:style-name="P150">We must get rid of our mistakes as soon as possible – <text:span text:style-name="T122">мы должный избавиься от наших ошибок как можно скорее </text:span></text:p>
        </text:list-item>
        <text:list-item>
          <text:p text:style-name="P150">Did we deserve it? - <text:span text:style-name="T122">мы заслужили это?</text:span></text:p>
        </text:list-item>
        <text:list-item>
          <text:p text:style-name="P151">I took him with me – <text:span text:style-name="T123">я взял его с собой</text:span></text:p>
        </text:list-item>
      </text:list>
      <text:p text:style-name="P10"/>
      <text:p text:style-name="P28"><text:span text:style-name="T51">КОНТРОЛЬНАЯ 1</text:span><text:span text:style-name="T52">1</text:span><text:span text:style-name="T116">4</text:span><text:span text:style-name="T51">.</text:span><text:span text:style-name="T125">4</text:span><text:span text:style-name="T53"> – </text:span><text:span text:style-name="T21">1</text:span><text:span text:style-name="T52">1</text:span><text:span text:style-name="T124">4</text:span><text:span text:style-name="T21">.</text:span><text:span text:style-name="T131">8</text:span></text:p>
      <text:list xml:id="list3481796180" text:style-name="L16">
        <text:list-item>
          <text:p text:style-name="P152">I flew to the United States – <text:span text:style-name="T126">я полетел в США</text:span></text:p>
        </text:list-item>
        <text:list-item>
          <text:p text:style-name="P153">His friend borrowed this money – <text:span text:style-name="T127">его друг занял эти деньги</text:span></text:p>
        </text:list-item>
        <text:list-item>
          <text:p text:style-name="P154">Does it look strange? - <text:span text:style-name="T127">это выглядет странным?</text:span></text:p>
          <text:p text:style-name="P155"/>
        </text:list-item>
        <text:list-item>
          <text:p text:style-name="P156"><text:soft-page-break/>I spent lots of time on English to know it really well – <text:span text:style-name="T128">я потратил множество времени на английский что бы знать его действительно хорошо</text:span></text:p>
        </text:list-item>
        <text:list-item>
          <text:p text:style-name="P157">I thought differently (another way) – <text:span text:style-name="T129">я думал по другому (другим образом)</text:span></text:p>
        </text:list-item>
        <text:list-item>
          <text:p text:style-name="P158">I managed to find a better solution to such a difficult problem – <text:span text:style-name="T130">я сумел найти более лучшее решение такой сложной проблемы</text:span></text:p>
        </text:list-item>
        <text:list-item>
          <text:p text:style-name="P158">I must get rid of these mistakes – <text:span text:style-name="T130">я должен избавиться от этих ошибок</text:span></text:p>
        </text:list-item>
        <text:list-item>
          <text:p text:style-name="P159">It’ll be the most important problem – <text:span text:style-name="T131">это будет самой важной проблемой</text:span></text:p>
        </text:list-item>
        <text:list-item>
          <text:p text:style-name="P160">It smelt awful – <text:span text:style-name="T131">это пахло ужасно</text:span></text:p>
        </text:list-item>
        <text:list-item>
          <text:p text:style-name="P161">I walked to work / I went to work on foot – <text:span text:style-name="T132">я пошёл на работу пешком</text:span></text:p>
        </text:list-item>
        <text:list-item>
          <text:p text:style-name="P162">I’m an expert in this area – <text:span text:style-name="T133">я эксперт в этой области </text:span></text:p>
        </text:list-item>
        <text:list-item>
          <text:p text:style-name="P162">That ship sank – <text:span text:style-name="T133">тот корабль утонул</text:span></text:p>
        </text:list-item>
        <text:list-item>
          <text:p text:style-name="P162">That man drowned – <text:span text:style-name="T133">тот мужчина утонул</text:span></text:p>
        </text:list-item>
        <text:list-item>
          <text:p text:style-name="P162">They informed us of these difficulties – <text:span text:style-name="T133">они проинформировали на об этих трудностях</text:span></text:p>
        </text:list-item>
      </text:list>
      <text:p text:style-name="P9"/>
      <text:p text:style-name="P27"><text:span text:style-name="T51">КОНТРОЛЬНАЯ 1</text:span><text:span text:style-name="T52">1</text:span><text:span text:style-name="T134">5</text:span><text:span text:style-name="T51">.</text:span><text:span text:style-name="T134">1</text:span><text:span text:style-name="T53"> – </text:span><text:span text:style-name="T21">1</text:span><text:span text:style-name="T52">1</text:span><text:span text:style-name="T134">5</text:span><text:span text:style-name="T21">.</text:span><text:span text:style-name="T137">3</text:span></text:p>
      <text:list xml:id="list39444852" text:style-name="L17">
        <text:list-item>
          <text:p text:style-name="P163">This event didn’t take place in the city center – <text:span text:style-name="T134">это событие не произошло в центре города</text:span></text:p>
        </text:list-item>
        <text:list-item>
          <text:p text:style-name="P163">Will you be free tomorrow afternoon? - <text:span text:style-name="T134">ты будешь свободен завтрошним днём?</text:span></text:p>
        </text:list-item>
        <text:list-item>
          <text:p text:style-name="P164">This dress fit you perfectly – <text:span text:style-name="T135">это платье прекрасно подходило тебе</text:span></text:p>
        </text:list-item>
        <text:list-item>
          <text:p text:style-name="P164">We usually meet twice a week – <text:span text:style-name="T135">мы обычно встречаемся дважды в неделю</text:span></text:p>
        </text:list-item>
        <text:list-item>
          <text:p text:style-name="P165">I caught the ball – <text:span text:style-name="T136">я поймал мяч</text:span></text:p>
        </text:list-item>
        <text:list-item>
          <text:p text:style-name="P165">The criminal stole jewelry – <text:span text:style-name="T136">приступник украл ювелирку</text:span></text:p>
        </text:list-item>
        <text:list-item>
          <text:p text:style-name="P166">I was greatly surprised by these changes – <text:span text:style-name="T136">я был очень сильно удивлён этими переменами</text:span></text:p>
        </text:list-item>
        <text:list-item>
          <text:p text:style-name="P166">He admired her beauty – <text:span text:style-name="T136">он восхищался её красотой</text:span></text:p>
        </text:list-item>
      </text:list>
      <text:p text:style-name="P8"/>
      <text:p text:style-name="P26"/>
      <text:p text:style-name="P26"/>
      <text:p text:style-name="P26"><text:soft-page-break/><text:span text:style-name="T51">КОНТРОЛЬНАЯ 1</text:span><text:span text:style-name="T52">1</text:span><text:span text:style-name="T134">5</text:span><text:span text:style-name="T51">.</text:span><text:span text:style-name="T138">4</text:span><text:span text:style-name="T53"> – </text:span><text:span text:style-name="T21">1</text:span><text:span text:style-name="T52">1</text:span><text:span text:style-name="T134">5</text:span><text:span text:style-name="T21">.</text:span><text:span text:style-name="T138">6</text:span></text:p>
      <text:list xml:id="list436871394" text:style-name="L18">
        <text:list-item>
          <text:p text:style-name="P167">I was in my country house last week – <text:span text:style-name="T139">я был в своём загородном доме на прошлой неделе</text:span></text:p>
        </text:list-item>
        <text:list-item>
          <text:p text:style-name="P168">He divided us into two groups – <text:span text:style-name="T140">он разделил нас на 2 группы</text:span></text:p>
        </text:list-item>
        <text:list-item>
          <text:p text:style-name="P168">He lied to his boss – <text:span text:style-name="T140">он солгал своему боссу</text:span></text:p>
        </text:list-item>
        <text:list-item>
          <text:p text:style-name="P168">I think she’ll get used to it – <text:span text:style-name="T140">я думаю она привыкнет к этому</text:span></text:p>
        </text:list-item>
        <text:list-item>
          <text:p text:style-name="P169">Why were you so upset / disappointed? - <text:span text:style-name="T141">почему ты был так растроен / разочарован?</text:span></text:p>
        </text:list-item>
        <text:list-item>
          <text:p text:style-name="P169">It meant the following – <text:span text:style-name="T141">это означало следующее</text:span></text:p>
        </text:list-item>
        <text:list-item>
          <text:p text:style-name="P170">I hope everyone will be grateful to you for your hard work – <text:span text:style-name="T142">я надеюсь все будут благодарны за твою усердную работу</text:span></text:p>
        </text:list-item>
        <text:list-item>
          <text:p text:style-name="P171">The student looked it up in a dictionary – <text:span text:style-name="T143">студент посмотрел это в словаре </text:span></text:p>
        </text:list-item>
        <text:list-item>
          <text:p text:style-name="P172">The wind blew suddenly – <text:span text:style-name="T144">ветер подул вдруг</text:span></text:p>
        </text:list-item>
        <text:list-item>
          <text:p text:style-name="P173">I’m greatly surprised by the success of this project – <text:span text:style-name="T144">я очень сильно удивлён успехом этого проекта</text:span></text:p>
        </text:list-item>
        <text:list-item>
          <text:p text:style-name="P173">The lesson began half an hour ago – <text:span text:style-name="T144">урок начался пол часа назад</text:span></text:p>
        </text:list-item>
        <text:list-item>
          <text:p text:style-name="P173">It happened to their family – <text:span text:style-name="T144">это произошло с их семьёй </text:span></text:p>
        </text:list-item>
      </text:list>
      <text:p text:style-name="P4"/>
      <text:p text:style-name="P25"><text:span text:style-name="T51">КОНТРОЛЬНАЯ 1</text:span><text:span text:style-name="T52">1</text:span><text:span text:style-name="T134">5</text:span><text:span text:style-name="T51">.</text:span><text:span text:style-name="T145">7</text:span><text:span text:style-name="T53"> – </text:span><text:span text:style-name="T21">1</text:span><text:span text:style-name="T52">1</text:span><text:span text:style-name="T134">5</text:span><text:span text:style-name="T21">.</text:span><text:span text:style-name="T145">8</text:span></text:p>
      <text:list xml:id="list269091307" text:style-name="L19">
        <text:list-item>
          <text:p text:style-name="P174">I lay in bad – <text:span text:style-name="T145">я лежал в кровати </text:span></text:p>
        </text:list-item>
        <text:list-item>
          <text:p text:style-name="P175">I turned back – <text:span text:style-name="T146">я повернул назад</text:span></text:p>
        </text:list-item>
        <text:list-item>
          <text:p text:style-name="P176">What’s your younger brother’s profession? <text:s/>- <text:s/><text:span text:style-name="T147">какая профессия у твоего младшего брата?</text:span></text:p>
        </text:list-item>
      </text:list>
      <text:p text:style-name="P7"/>
      <text:p text:style-name="P24"><text:span text:style-name="T51">КОНТРОЛЬНАЯ 1</text:span><text:span text:style-name="T52">1</text:span><text:span text:style-name="T148">6</text:span><text:span text:style-name="T51">.</text:span><text:span text:style-name="T148">1</text:span><text:span text:style-name="T53"> – </text:span><text:span text:style-name="T21">1</text:span><text:span text:style-name="T52">1</text:span><text:span text:style-name="T148">6</text:span><text:span text:style-name="T21">.</text:span><text:span text:style-name="T148">2</text:span></text:p>
      <text:list xml:id="list1330720214" text:style-name="L20">
        <text:list-item>
          <text:p text:style-name="P177">We went there through the forest – <text:span text:style-name="T148">мы пошли туда через лес</text:span></text:p>
        </text:list-item>
        <text:list-item>
          <text:p text:style-name="P178">Were they behind him? - <text:span text:style-name="T149">они были позади него?</text:span></text:p>
        </text:list-item>
        <text:list-item>
          <text:p text:style-name="P179">They dug a hole in the ground – <text:span text:style-name="T150">они вырыли яму в земле</text:span></text:p>
        </text:list-item>
        <text:list-item>
          <text:p text:style-name="P180">We’re fully satisfied with the quality of these lessons – <text:span text:style-name="T151">мы полностью удавалетварены качеством этих уроков </text:span></text:p>
        </text:list-item>
        <text:list-item>
          <text:p text:style-name="P180">The man was outside the building – <text:span text:style-name="T151">мужчина был снаружи здания </text:span></text:p>
        </text:list-item>
        <text:list-item>
          <text:p text:style-name="P181">Did it hurt her feelings? - <text:span text:style-name="T152">это задело её чувства?</text:span></text:p>
        </text:list-item>
        <text:list-item>
          <text:p text:style-name="P181">He repaired it very easily – <text:span text:style-name="T152">он починил это очень легко</text:span></text:p>
        </text:list-item>
        <text:list-item>
          <text:p text:style-name="P182"><text:soft-page-break/>My acquaintance wasn’t pessimistic – <text:span text:style-name="T153">мой знакомый не был писимистичен</text:span></text:p>
        </text:list-item>
      </text:list>
      <text:p text:style-name="P6"/>
      <text:p text:style-name="P22"><text:span text:style-name="T51">КОНТРОЛЬНАЯ 1</text:span><text:span text:style-name="T52">1</text:span><text:span text:style-name="T148">6</text:span><text:span text:style-name="T51">.</text:span><text:span text:style-name="T154">3</text:span><text:span text:style-name="T53"> – </text:span><text:span text:style-name="T21">1</text:span><text:span text:style-name="T52">1</text:span><text:span text:style-name="T148">6</text:span><text:span text:style-name="T21">.</text:span><text:span text:style-name="T159">5</text:span></text:p>
      <text:list xml:id="list3581705974" text:style-name="L21">
        <text:list-item>
          <text:p text:style-name="P183">We analyzed these figures – <text:span text:style-name="T154">мы проанализировали эти цыфры</text:span></text:p>
        </text:list-item>
        <text:list-item>
          <text:p text:style-name="P185">You need to consider <text:span text:style-name="T155">it – тебе нужно учесть это</text:span></text:p>
        </text:list-item>
        <text:list-item>
          <text:p text:style-name="P184"><text:span text:style-name="T156">We filled in this form – </text:span><text:span text:style-name="T157">мы заполнили эту форму</text:span></text:p>
        </text:list-item>
        <text:list-item>
          <text:p text:style-name="P186">It wo<text:span text:style-name="T158">I</text:span>n’t be the only right solution to this problem – это не будет единственно правельным решением этой проблемы</text:p>
        </text:list-item>
        <text:list-item>
          <text:p text:style-name="P186">I dealt with different complaints – я имел дело с различными жалобами</text:p>
        </text:list-item>
        <text:list-item>
          <text:p text:style-name="P187">I wouldn’t share this information with them – я бы не делился этой информацией с ними</text:p>
        </text:list-item>
        <text:list-item>
          <text:p text:style-name="P187">I could read in English for hours – я мог читать по английски часами</text:p>
        </text:list-item>
        <text:list-item>
          <text:p text:style-name="P188">His friend lend him this money – его друг одолжит ему эти деньги</text:p>
        </text:list-item>
        <text:list-item>
          <text:p text:style-name="P189">He did us a favor – он сделал нам одолжение</text:p>
        </text:list-item>
      </text:list>
      <text:p text:style-name="P18"/>
      <text:p text:style-name="P23"><text:span text:style-name="T51">КОНТРОЛЬНАЯ 1</text:span><text:span text:style-name="T52">1</text:span><text:span text:style-name="T148">6</text:span><text:span text:style-name="T51">.</text:span><text:span text:style-name="T160">6</text:span><text:span text:style-name="T53"> – </text:span><text:span text:style-name="T21">1</text:span><text:span text:style-name="T52">1</text:span><text:span text:style-name="T148">6</text:span><text:span text:style-name="T21">.</text:span><text:span text:style-name="T160">8</text:span></text:p>
      <text:list xml:id="list89012772" text:style-name="L22">
        <text:list-item>
          <text:p text:style-name="P302">It happened to us – это произошло с нами</text:p>
        </text:list-item>
        <text:list-item>
          <text:p text:style-name="P302">He wasn’t generous – он не был <text:span text:style-name="T161">щедрым </text:span></text:p>
        </text:list-item>
        <text:list-item>
          <text:p text:style-name="P303">Does he often look for a job? - он часто ищет работу?</text:p>
        </text:list-item>
        <text:list-item>
          <text:p text:style-name="P304">Who is with you? - кто с тобой?</text:p>
        </text:list-item>
        <text:list-item>
          <text:p text:style-name="P304">He’ll manage to buy it very cheaply – он сможет купить это очень дёшево</text:p>
        </text:list-item>
        <text:list-item>
          <text:p text:style-name="P305">It’s necessary to work on our listening skills – необходимо работать над нашими навыками аудирования</text:p>
        </text:list-item>
        <text:list-item>
          <text:p text:style-name="P305">I’ll go to the nearest supermarket – я пойду в ближайший супермаркет</text:p>
        </text:list-item>
      </text:list>
      <text:p text:style-name="P5"/>
      <text:p text:style-name="P41"/>
      <text:p text:style-name="P41"/>
      <text:p text:style-name="P41"><text:soft-page-break/><text:span text:style-name="T51">КОНТРОЛЬНАЯ 1</text:span><text:span text:style-name="T52">1</text:span><text:span text:style-name="T162">7</text:span><text:span text:style-name="T51">.</text:span><text:span text:style-name="T162">1</text:span><text:span text:style-name="T53"> – </text:span><text:span text:style-name="T21">1</text:span><text:span text:style-name="T52">1</text:span><text:span text:style-name="T162">7.3</text:span></text:p>
      <text:list xml:id="list2146755151" text:style-name="L23">
        <text:list-item>
          <text:p text:style-name="P231">I mentioned various things including this one (thing) – я упомянал разнообразные вещи включая эту вешь</text:p>
        </text:list-item>
        <text:list-item>
          <text:p text:style-name="P232">Is it only for children? - это только для детей?</text:p>
        </text:list-item>
        <text:list-item>
          <text:p text:style-name="P233">The children showed their outstanding talents – дети показали свои выдающиеся таланты</text:p>
        </text:list-item>
        <text:list-item>
          <text:p text:style-name="P234">What channels are popular nowadays? - какие каналы популярны в настоящее время?</text:p>
        </text:list-item>
      </text:list>
      <text:p text:style-name="P19"/>
      <text:p text:style-name="P42"><text:span text:style-name="T51">КОНТРОЛЬНАЯ 1</text:span><text:span text:style-name="T52">1</text:span><text:span text:style-name="T162">7</text:span><text:span text:style-name="T51">.</text:span><text:span text:style-name="T163">4</text:span><text:span text:style-name="T53"> – </text:span><text:span text:style-name="T21">1</text:span><text:span text:style-name="T52">1</text:span><text:span text:style-name="T162">7.</text:span><text:span text:style-name="T163">6</text:span></text:p>
      <text:list xml:id="list2884778500" text:style-name="L24">
        <text:list-item>
          <text:p text:style-name="P235">I woke up at 6 o’clock in the morning – я проснуля в 6 часов утра</text:p>
        </text:list-item>
        <text:list-item>
          <text:p text:style-name="P236">How much is this pare of trousers? - сколько стоит эта пара брюк?</text:p>
        </text:list-item>
        <text:list-item>
          <text:p text:style-name="P236">I’m sure this achievement will impress them – я уверен это достижение впечатлит их</text:p>
        </text:list-item>
        <text:list-item>
          <text:p text:style-name="P236">I liked this new approach – мне понравился этот новый подход</text:p>
        </text:list-item>
        <text:list-item>
          <text:p text:style-name="P237">This woman is so wise – эта женщина такая мудрая</text:p>
        </text:list-item>
        <text:list-item>
          <text:p text:style-name="P238">He invited us to his birthday – он пригласил нас на свой день рождения</text:p>
        </text:list-item>
        <text:list-item>
          <text:p text:style-name="P238">She lost her bad – она потеряла свою сумку</text:p>
        </text:list-item>
        <text:list-item>
          <text:p text:style-name="P238">What’s your elder brother’s profession? - какая профессия у твоего старшего брата?</text:p>
        </text:list-item>
        <text:list-item>
          <text:p text:style-name="P239">This result was below average – этот результат был ниже среднего </text:p>
        </text:list-item>
        <text:list-item>
          <text:p text:style-name="P239"><text:soft-page-break/>I would tell him this thing – я бы сказал ему эту вещь</text:p>
        </text:list-item>
        <text:list-item>
          <text:p text:style-name="P240">It required more experience – это требовало больше опыта </text:p>
        </text:list-item>
        <text:list-item>
          <text:p text:style-name="P240">He didn’t leave his bag there – он не забыл свою сумку там</text:p>
        </text:list-item>
      </text:list>
      <text:p text:style-name="P20"/>
      <text:p text:style-name="P43"><text:span text:style-name="T51">КОНТРОЛЬНАЯ 1</text:span><text:span text:style-name="T52">1</text:span><text:span text:style-name="T162">7</text:span><text:span text:style-name="T51">.</text:span><text:span text:style-name="T164">7</text:span><text:span text:style-name="T53"> – </text:span><text:span text:style-name="T21">1</text:span><text:span text:style-name="T52">1</text:span><text:span text:style-name="T165">8</text:span><text:span text:style-name="T162">.</text:span><text:span text:style-name="T165">1</text:span></text:p>
      <text:list xml:id="list2775384831" text:style-name="L25">
        <text:list-item>
          <text:p text:style-name="P241">I’m very surprised by these changes – я очень удивлён этими изменениями</text:p>
        </text:list-item>
        <text:list-item>
          <text:p text:style-name="P241">It was necessary to come there earlier – необходимо было придти туда раньше </text:p>
        </text:list-item>
        <text:list-item>
          <text:p text:style-name="P242">He arrived to the party too late – он прибыл на вечерику слишком поздно</text:p>
        </text:list-item>
        <text:list-item>
          <text:p text:style-name="P242">He’s keen on foreign languages – он увлекается иностранными языками</text:p>
        </text:list-item>
        <text:list-item>
          <text:p text:style-name="P242">It seems to me it’s the only right decision – мне кажется это единственно правильное решение</text:p>
        </text:list-item>
        <text:list-item>
          <text:p text:style-name="P243">She frogave him – она простила его</text:p>
        </text:list-item>
        <text:list-item>
          <text:p text:style-name="P243">He brought us this document – он принёс наим этот документ</text:p>
        </text:list-item>
        <text:list-item>
          <text:p text:style-name="P243">He stole her bag – он украл её сумку</text:p>
        </text:list-item>
      </text:list>
      <text:p text:style-name="P21"/>
      <text:p text:style-name="P44"><text:span text:style-name="T51">КОНТРОЛЬНАЯ 1</text:span><text:span text:style-name="T52">1</text:span><text:span text:style-name="T166">8</text:span><text:span text:style-name="T51">.</text:span><text:span text:style-name="T166">2</text:span><text:span text:style-name="T53"> – </text:span><text:span text:style-name="T21">1</text:span><text:span text:style-name="T52">1</text:span><text:span text:style-name="T165">8</text:span><text:span text:style-name="T162">.</text:span><text:span text:style-name="T166">5</text:span></text:p>
      <text:list xml:id="list456909403" text:style-name="L26">
        <text:list-item>
          <text:p text:style-name="P244">We all know how it works – мы все знаеи как это работает</text:p>
        </text:list-item>
        <text:list-item>
          <text:p text:style-name="P244"><text:soft-page-break/>It happened accident (accidentally) – это произошло случайно</text:p>
        </text:list-item>
        <text:list-item>
          <text:p text:style-name="P245">It’ll be against the low – это будет против закона</text:p>
        </text:list-item>
        <text:list-item>
          <text:p text:style-name="P245">The temperature is ten degrees above zero – температура 10 градусов выше нуля</text:p>
        </text:list-item>
        <text:list-item>
          <text:p text:style-name="P246">They found a solution to this problem – они нашли решение этой проблемы</text:p>
        </text:list-item>
        <text:list-item>
          <text:p text:style-name="P247">His bihavior seemed very suspicious – его поведение казалось очень подозрительным</text:p>
        </text:list-item>
        <text:list-item>
          <text:p text:style-name="P247">You won’t learn English in a year – ты не выучишь английский за год</text:p>
        </text:list-item>
        <text:list-item>
          <text:p text:style-name="P247">He sent me this notification – он отправил мне это уведомление</text:p>
        </text:list-item>
        <text:list-item>
          <text:p text:style-name="P248">These shoes fit me – это обувь подходит мне </text:p>
        </text:list-item>
        <text:list-item>
          <text:p text:style-name="P248">It didn’t disturb us – это не мешало нам</text:p>
        </text:list-item>
        <text:list-item>
          <text:p text:style-name="P248">He repaired this chair – он починил этот стул</text:p>
        </text:list-item>
        <text:list-item>
          <text:p text:style-name="P249">I feel you deserve it – я чувствую ты зваслуживаешь этого</text:p>
        </text:list-item>
      </text:list>
      <text:p text:style-name="P45"><text:span text:style-name="T51">КОНТРОЛЬНАЯ 1</text:span><text:span text:style-name="T52">1</text:span><text:span text:style-name="T166">8</text:span><text:span text:style-name="T51">.</text:span><text:span text:style-name="T167">6</text:span><text:span text:style-name="T53"> – </text:span><text:span text:style-name="T21">1</text:span><text:span text:style-name="T52">1</text:span><text:span text:style-name="T165">8</text:span><text:span text:style-name="T162">.</text:span><text:span text:style-name="T167">8</text:span></text:p>
      <text:list xml:id="list2002293032" text:style-name="L27">
        <text:list-item>
          <text:p text:style-name="P250">Did her husband recover? - её муж выздоровел?</text:p>
        </text:list-item>
        <text:list-item>
          <text:p text:style-name="P250">How long does it usually last? - как долго это обычно длиться?</text:p>
        </text:list-item>
        <text:list-item>
          <text:p text:style-name="P250">This thing costs a lot – эта вещь стоит много</text:p>
        </text:list-item>
        <text:list-item>
          <text:p text:style-name="P250">This thing doesn’t cost much – эта вещь не стоит много</text:p>
        </text:list-item>
        <text:list-item>
          <text:p text:style-name="P250"><text:span text:style-name="T169">It</text:span>‘s our responsi<text:span text:style-name="T168">bil</text:span><text:span text:style-name="T169">i</text:span><text:span text:style-name="T168">ty – </text:span><text:span text:style-name="T169">это наша обязанность</text:span></text:p>
        </text:list-item>
        <text:list-item>
          <text:p text:style-name="P251">It’s our duty – это наш долг</text:p>
        </text:list-item>
        <text:list-item>
          <text:p text:style-name="P251"><text:soft-page-break/>The book consists of five chapters – книга состоит из 5 частей</text:p>
        </text:list-item>
      </text:list>
      <text:p text:style-name="P46"><text:span text:style-name="T51">КОНТРОЛЬНАЯ 1</text:span><text:span text:style-name="T52">1</text:span><text:span text:style-name="T170">9</text:span><text:span text:style-name="T51">.</text:span><text:span text:style-name="T170">1</text:span><text:span text:style-name="T53"> – </text:span><text:span text:style-name="T21">1</text:span><text:span text:style-name="T52">1</text:span><text:span text:style-name="T170">9</text:span><text:span text:style-name="T162">.</text:span><text:span text:style-name="T170">3</text:span></text:p>
      <text:list xml:id="list2748416612" text:style-name="L28">
        <text:list-item>
          <text:p text:style-name="P252">He deserved respect – он заслужил уважение</text:p>
        </text:list-item>
        <text:list-item>
          <text:p text:style-name="P252">He’s a great teacher – он великий учитель</text:p>
        </text:list-item>
        <text:list-item>
          <text:p text:style-name="P252">They spoilt the food <text:s/>- они испортили еду</text:p>
        </text:list-item>
        <text:list-item>
          <text:p text:style-name="P252">You know the whole truth – ты знаешь вс<text:span text:style-name="T171">ю правду</text:span></text:p>
        </text:list-item>
        <text:list-item>
          <text:p text:style-name="P253">It was a scientific research – это было научное исследование</text:p>
        </text:list-item>
      </text:list>
      <text:p text:style-name="P47"><text:span text:style-name="T51">КОНТРОЛЬНАЯ 1</text:span><text:span text:style-name="T52">1</text:span><text:span text:style-name="T170">9</text:span><text:span text:style-name="T51">.</text:span><text:span text:style-name="T172">4</text:span><text:span text:style-name="T53"> – </text:span><text:span text:style-name="T21">1</text:span><text:span text:style-name="T52">1</text:span><text:span text:style-name="T170">9</text:span><text:span text:style-name="T162">.</text:span><text:span text:style-name="T172">6</text:span></text:p>
      <text:list xml:id="list2510487858" text:style-name="L29">
        <text:list-item>
          <text:p text:style-name="P254">I never do it – я не когда не делаю это</text:p>
        </text:list-item>
        <text:list-item>
          <text:p text:style-name="P254">He’ll owe me this money – он должен будет мне эти деньги</text:p>
        </text:list-item>
        <text:list-item>
          <text:p text:style-name="P254">They accused him of a very cerious crime – они обвинили его в очень серьёзном преступлении</text:p>
        </text:list-item>
        <text:list-item>
          <text:p text:style-name="P254">She looked very thoughtful – она выглядела очень задумчивой</text:p>
        </text:list-item>
        <text:list-item>
          <text:p text:style-name="P254">She didn’t boast about her achievements – она не хвасталась о своих достижениях</text:p>
        </text:list-item>
      </text:list>
      <text:p text:style-name="P48"><text:span text:style-name="T51">КОНТРОЛЬНАЯ 1</text:span><text:span text:style-name="T52">1</text:span><text:span text:style-name="T170">9</text:span><text:span text:style-name="T51">.</text:span><text:span text:style-name="T173">7</text:span><text:span text:style-name="T53"> – </text:span><text:span text:style-name="T21">1</text:span><text:span text:style-name="T52">1</text:span><text:span text:style-name="T170">9</text:span><text:span text:style-name="T162">.</text:span><text:span text:style-name="T173">8</text:span></text:p>
      <text:list xml:id="list676261587" text:style-name="L30">
        <text:list-item>
          <text:p text:style-name="P255">I’ll join you with great pleasure – я присоединюсь к вам с огромным удовольствием</text:p>
        </text:list-item>
        <text:list-item>
          <text:p text:style-name="P255">I forgot this thing completely – я забыл эту вещь полностью</text:p>
        </text:list-item>
        <text:list-item>
          <text:p text:style-name="P255">He sold his house – он продал свой дом</text:p>
        </text:list-item>
        <text:list-item>
          <text:p text:style-name="P255"><text:soft-page-break/>These students do this kind of exercises quite often – эти студенты делают такого рода упражнения довольно часто</text:p>
        </text:list-item>
        <text:list-item>
          <text:p text:style-name="P256">She avoids doing it – она избегает делать это</text:p>
        </text:list-item>
        <text:list-item>
          <text:p text:style-name="P256">The book consists of seven chapters – книга состоит из 7 глав</text:p>
        </text:list-item>
        <text:list-item>
          <text:p text:style-name="P256">He denied his guilt – он отрицал свою вину</text:p>
        </text:list-item>
      </text:list>
      <text:p text:style-name="P49"><text:span text:style-name="T51">КОНТРОЛЬНАЯ 1</text:span><text:span text:style-name="T174">20</text:span><text:span text:style-name="T51">.</text:span><text:span text:style-name="T174">1</text:span><text:span text:style-name="T53"> – </text:span><text:span text:style-name="T21">1</text:span><text:span text:style-name="T174">20</text:span><text:span text:style-name="T162">.</text:span><text:span text:style-name="T174">3</text:span></text:p>
      <text:list xml:id="list4275368350" text:style-name="L31">
        <text:list-item>
          <text:p text:style-name="P257">He didn’t take it close to his heart – он не принимал это близко к сердцу</text:p>
        </text:list-item>
        <text:list-item>
          <text:p text:style-name="P258">I’ll call you back in half an hour – я перезваню тебе через пол часа</text:p>
        </text:list-item>
        <text:list-item>
          <text:p text:style-name="P259">They provided these conditions – они предоставляли эти условия</text:p>
        </text:list-item>
        <text:list-item>
          <text:p text:style-name="P260">I was always glad to see her – я всегда был рад видеть её</text:p>
        </text:list-item>
        <text:list-item>
          <text:p text:style-name="P260">He held her bad – он подержал её сумку</text:p>
        </text:list-item>
        <text:list-item>
          <text:p text:style-name="P260">We revised these rules – мы повторили эти правила</text:p>
        </text:list-item>
        <text:list-item>
          <text:p text:style-name="P261">They trusted each other completely – они доверяли друг другу полностью</text:p>
          <text:p text:style-name="P261"/>
        </text:list-item>
      </text:list>
      <text:p text:style-name="P50"><text:span text:style-name="T51">КОНТРОЛЬНАЯ 1</text:span><text:span text:style-name="T174">20</text:span><text:span text:style-name="T51">.</text:span><text:span text:style-name="T175">4</text:span><text:span text:style-name="T53"> – </text:span><text:span text:style-name="T21">1</text:span><text:span text:style-name="T174">20</text:span><text:span text:style-name="T162">.</text:span><text:span text:style-name="T175">6</text:span></text:p>
      <text:list xml:id="list572150303" text:style-name="L32">
        <text:list-item>
          <text:p text:style-name="P262">I reached an Advanced level – я достиг уровня Advanced </text:p>
        </text:list-item>
        <text:list-item>
          <text:p text:style-name="P262">The bell rang two minutes ago – звонок зазвенел 2 минуты назад</text:p>
        </text:list-item>
        <text:list-item>
          <text:p text:style-name="P263">I wrote down this phrase – я записал эту фразу</text:p>
        </text:list-item>
        <text:list-item>
          <text:p text:style-name="P264"><text:soft-page-break/>I needed to get in touch with her – мне нужно было связаться с ней</text:p>
        </text:list-item>
        <text:list-item>
          <text:p text:style-name="P264">He drew a real masterpiece – он нарисовал настоящий шедевр</text:p>
        </text:list-item>
        <text:list-item>
          <text:p text:style-name="P264">Why does your friend want to start looking for a new job? - <text:span text:style-name="T176">почему твой друг хочет искать новую работу?</text:span></text:p>
        </text:list-item>
        <text:list-item>
          <text:p text:style-name="P265">He was shocked by such results – он был шокирован такими результатами</text:p>
        </text:list-item>
      </text:list>
      <text:p text:style-name="P51"><text:span text:style-name="T51">КОНТРОЛЬНАЯ 1</text:span><text:span text:style-name="T174">20</text:span><text:span text:style-name="T51">.</text:span><text:span text:style-name="T177">7</text:span><text:span text:style-name="T53"> – </text:span><text:span text:style-name="T21">1</text:span><text:span text:style-name="T174">20</text:span><text:span text:style-name="T162">.</text:span><text:span text:style-name="T177">8</text:span></text:p>
      <text:list xml:id="list132705886" text:style-name="L33">
        <text:list-item>
          <text:p text:style-name="P266">Was it her fault – <text:span text:style-name="T178">это была её вина?</text:span></text:p>
        </text:list-item>
        <text:list-item>
          <text:p text:style-name="P267">I’ll be grateful to you for it – я буду благодарен тебе за это</text:p>
        </text:list-item>
        <text:list-item>
          <text:p text:style-name="P267">They waited for me – он подождали меня</text:p>
        </text:list-item>
        <text:list-item>
          <text:p text:style-name="P267">Everyone was shocked by such results</text:p>
        </text:list-item>
        <text:list-item>
          <text:p text:style-name="P268">She’s very generous – она очень щедрая </text:p>
        </text:list-item>
        <text:list-item>
          <text:p text:style-name="P268">I added one more thing – я добавил ещё одну вещ<text:span text:style-name="T179">ь</text:span></text:p>
          <text:p text:style-name="P268"/>
        </text:list-item>
      </text:list>
      <text:p text:style-name="P52"><text:span text:style-name="T51">КОНТРОЛЬНАЯ 1</text:span><text:span text:style-name="T174">2</text:span><text:span text:style-name="T180">1</text:span><text:span text:style-name="T51">.</text:span><text:span text:style-name="T180">1</text:span><text:span text:style-name="T53"> – </text:span><text:span text:style-name="T21">1</text:span><text:span text:style-name="T174">2</text:span><text:span text:style-name="T180">1</text:span><text:span text:style-name="T162">.</text:span><text:span text:style-name="T180">3</text:span></text:p>
      <text:list xml:id="list3699165581" text:style-name="L34">
        <text:list-item>
          <text:p text:style-name="P269">I need to prepare for this exam – мне нужно подготовиться к этому экзамену</text:p>
        </text:list-item>
        <text:list-item>
          <text:p text:style-name="P269">She’ll keep this secret – она сохранит этот секрет</text:p>
        </text:list-item>
        <text:list-item>
          <text:p text:style-name="P270">Those women were very curious – те женщины были очень любопытными</text:p>
        </text:list-item>
        <text:list-item>
          <text:p text:style-name="P271">Someone called him – кто-то позвонил ему</text:p>
        </text:list-item>
        <text:list-item>
          <text:p text:style-name="P271">It seems to me the day won’t be rainy – мне кажется день не будет дождливым</text:p>
        </text:list-item>
      </text:list>
      <text:p text:style-name="P53"><text:soft-page-break/><text:span text:style-name="T51">КОНТРОЛЬНАЯ 1</text:span><text:span text:style-name="T174">2</text:span><text:span text:style-name="T180">1.</text:span><text:span text:style-name="T181">4</text:span><text:span text:style-name="T53"> – </text:span><text:span text:style-name="T21">1</text:span><text:span text:style-name="T174">2</text:span><text:span text:style-name="T180">1</text:span><text:span text:style-name="T162">.</text:span><text:span text:style-name="T181">6</text:span></text:p>
      <text:list xml:id="list1702514389" text:style-name="L35">
        <text:list-item>
          <text:p text:style-name="P272">She hurt her arm - <text:s/>она повредила свою руку</text:p>
        </text:list-item>
        <text:list-item>
          <text:p text:style-name="P272">That woman was very hospitable – та женщина была очень гомтеприимна</text:p>
        </text:list-item>
        <text:list-item>
          <text:p text:style-name="P272">How long were your parents away? - <text:span text:style-name="T182">как долго твои родители отсутствовали?</text:span></text:p>
        </text:list-item>
        <text:list-item>
          <text:p text:style-name="P273">He intended (meant) to help me – он намеривался помочь мне</text:p>
        </text:list-item>
        <text:list-item>
          <text:p text:style-name="P273">It can happen to each of us – это может произойти с каждым из нас</text:p>
          <text:p text:style-name="P273"/>
        </text:list-item>
      </text:list>
      <text:p text:style-name="P54"><text:span text:style-name="T51">КОНТРОЛЬНАЯ 1</text:span><text:span text:style-name="T174">2</text:span><text:span text:style-name="T180">1.</text:span><text:span text:style-name="T183">7</text:span><text:span text:style-name="T53"> – </text:span><text:span text:style-name="T21">1</text:span><text:span text:style-name="T174">2</text:span><text:span text:style-name="T180">1</text:span><text:span text:style-name="T162">.</text:span><text:span text:style-name="T183">8</text:span></text:p>
      <text:list xml:id="list1988530994" text:style-name="L36">
        <text:list-item>
          <text:p text:style-name="P274">It’s really obvious – это действительно очивмдно</text:p>
        </text:list-item>
        <text:list-item>
          <text:p text:style-name="P275">When will you be able to adapt to such conditions? - Когда ты сможешь адаптироваться к такимусловиям?</text:p>
        </text:list-item>
        <text:list-item>
          <text:p text:style-name="P275">That thing doesn’t cost much – та вещь не стоит много</text:p>
        </text:list-item>
        <text:list-item>
          <text:p text:style-name="P276">I filled in this form yesterday – я заполнил эту форму вчера</text:p>
        </text:list-item>
        <text:list-item>
          <text:p text:style-name="P276">I was bitterly disappointed – я был горько разочарован</text:p>
        </text:list-item>
        <text:list-item>
          <text:p text:style-name="P277">I’m bored with those lessons – мне наскучили те уроки</text:p>
        </text:list-item>
        <text:list-item>
          <text:p text:style-name="P277">We went towards the forest – мы пошли по направлению к лесу</text:p>
        </text:list-item>
        <text:list-item>
          <text:p text:style-name="P277">Our government will be against it – наше правительство будет против этого</text:p>
          <text:p text:style-name="P277"/>
        </text:list-item>
      </text:list>
      <text:p text:style-name="P55"/>
      <text:p text:style-name="P55"><text:soft-page-break/><text:span text:style-name="T51">КОНТРОЛЬНАЯ 1</text:span><text:span text:style-name="T174">2</text:span><text:span text:style-name="T184">2</text:span><text:span text:style-name="T180">.</text:span><text:span text:style-name="T184">1</text:span><text:span text:style-name="T53"> – </text:span><text:span text:style-name="T21">1</text:span><text:span text:style-name="T174">2</text:span><text:span text:style-name="T184">2</text:span><text:span text:style-name="T162">.</text:span><text:span text:style-name="T185">3</text:span></text:p>
      <text:list xml:id="list3237671188" text:style-name="L37">
        <text:list-item>
          <text:p text:style-name="P278">I didn’t want to lose time and money – я не хотел терять время и деньги</text:p>
        </text:list-item>
        <text:list-item>
          <text:p text:style-name="P279">Do we show satisfactory results? - мы показываеи хорошие результаты?</text:p>
        </text:list-item>
      </text:list>
      <text:p text:style-name="P56"><text:span text:style-name="T51">КОНТРОЛЬНАЯ 1</text:span><text:span text:style-name="T174">2</text:span><text:span text:style-name="T184">2</text:span><text:span text:style-name="T180">.</text:span><text:span text:style-name="T186">4</text:span><text:span text:style-name="T53"> – </text:span><text:span text:style-name="T21">1</text:span><text:span text:style-name="T174">2</text:span><text:span text:style-name="T184">2</text:span><text:span text:style-name="T162">.</text:span><text:span text:style-name="T187">5</text:span></text:p>
      <text:list xml:id="list903863042" text:style-name="L38">
        <text:list-item>
          <text:p text:style-name="P280">Do you want to try it on? - ты хочешь примерить это?</text:p>
        </text:list-item>
        <text:list-item>
          <text:p text:style-name="P281">I learnt it by hart – я выучил это наизусть</text:p>
        </text:list-item>
        <text:list-item>
          <text:p text:style-name="P282">I was there last Wednesday <text:s/>- я был там в прошлую среду</text:p>
        </text:list-item>
        <text:list-item>
          <text:p text:style-name="P282">We’ll find it out soon – мы обнаим это скоро</text:p>
        </text:list-item>
        <text:list-item>
          <text:p text:style-name="P283">She doesn’t see the difference – она не видит разницы</text:p>
        </text:list-item>
        <text:list-item>
          <text:p text:style-name="P283">He imagined different things – он воображал разные вещи</text:p>
        </text:list-item>
        <text:list-item>
          <text:p text:style-name="P284">It attracted our attention – это привлекло наше внимание</text:p>
          <text:p text:style-name="P284"/>
        </text:list-item>
      </text:list>
      <text:p text:style-name="P57"><text:span text:style-name="T51">КОНТРОЛЬНАЯ 1</text:span><text:span text:style-name="T174">2</text:span><text:span text:style-name="T184">2</text:span><text:span text:style-name="T180">.</text:span><text:span text:style-name="T188">6</text:span><text:span text:style-name="T53"> – </text:span><text:span text:style-name="T21">1</text:span><text:span text:style-name="T174">2</text:span><text:span text:style-name="T184">2</text:span><text:span text:style-name="T162">.</text:span><text:span text:style-name="T188">8</text:span></text:p>
      <text:list xml:id="list2436493269" text:style-name="L39">
        <text:list-item>
          <text:p text:style-name="P285">I revised this lesson one more time – я повторил этот урок ещё один раз</text:p>
        </text:list-item>
        <text:list-item>
          <text:p text:style-name="P286">It’s necessary to work on spelling – необходимо работать над правописанием</text:p>
        </text:list-item>
        <text:list-item>
          <text:p text:style-name="P287">That woman wasn’t lonely – та женщина не была одинока</text:p>
        </text:list-item>
        <text:list-item>
          <text:p text:style-name="P287">The book wasn’t thick – книга не была толстой</text:p>
        </text:list-item>
        <text:list-item>
          <text:p text:style-name="P288">They sold their house for half a million – они продали свой дом за пол миллиона</text:p>
        </text:list-item>
        <text:list-item>
          <text:p text:style-name="P289"><text:soft-page-break/>Her result wasn’t impressive – её результат не был впечатляющим</text:p>
          <text:p text:style-name="P289"/>
        </text:list-item>
      </text:list>
      <text:p text:style-name="P58"><text:span text:style-name="T51">КОНТРОЛЬНАЯ 1</text:span><text:span text:style-name="T174">2</text:span><text:span text:style-name="T189">3</text:span><text:span text:style-name="T180">.</text:span><text:span text:style-name="T189">1</text:span><text:span text:style-name="T53"> – </text:span><text:span text:style-name="T21">1</text:span><text:span text:style-name="T174">2</text:span><text:span text:style-name="T189">3</text:span><text:span text:style-name="T162">.</text:span><text:span text:style-name="T189">3</text:span></text:p>
      <text:list xml:id="list141755809" text:style-name="L40">
        <text:list-item>
          <text:p text:style-name="P290">It required more efforts – это требует больше усилий</text:p>
        </text:list-item>
        <text:list-item>
          <text:p text:style-name="P290">He didn’t have such an intention – у него не было такого намерения</text:p>
        </text:list-item>
        <text:list-item>
          <text:p text:style-name="P291">I stopped to look at it – я остановился что бы посмотреть на это</text:p>
        </text:list-item>
        <text:list-item>
          <text:p text:style-name="P292">He fell down and hurt his arm – он упал и повредил руку</text:p>
        </text:list-item>
        <text:list-item>
          <text:p text:style-name="P292">He threw a stone at her – он бросил камень в неё</text:p>
        </text:list-item>
        <text:list-item>
          <text:p text:style-name="P293">She tore that document – она порвала тот документ</text:p>
        </text:list-item>
        <text:list-item>
          <text:p text:style-name="P293">How long time ago was it – как давно это было?</text:p>
        </text:list-item>
      </text:list>
      <text:p text:style-name="P59"><text:span text:style-name="T51">КОНТРОЛЬНАЯ 1</text:span><text:span text:style-name="T174">2</text:span><text:span text:style-name="T189">3</text:span><text:span text:style-name="T180">.</text:span><text:span text:style-name="T190">4</text:span><text:span text:style-name="T53"> – </text:span><text:span text:style-name="T21">1</text:span><text:span text:style-name="T174">2</text:span><text:span text:style-name="T189">3</text:span><text:span text:style-name="T162">.</text:span><text:span text:style-name="T190">6</text:span></text:p>
      <text:list xml:id="list3063861535" text:style-name="L41">
        <text:list-item>
          <text:p text:style-name="P294">I didn’t change my attitude to this thing – я не изменил моё отношение к этой вещи</text:p>
        </text:list-item>
        <text:list-item>
          <text:p text:style-name="P294">This analysis isn’t deep enough – этот анализ не достаточно глубокий</text:p>
        </text:list-item>
        <text:list-item>
          <text:p text:style-name="P295">Was it really a serious threat? - это была действительно серьёзная угроза?</text:p>
        </text:list-item>
        <text:list-item>
          <text:p text:style-name="P295">She was amazed by this change – она была поражена этой переменой</text:p>
        </text:list-item>
        <text:list-item>
          <text:p text:style-name="P296">Was it unlikely? – это было маловероятно?</text:p>
        </text:list-item>
        <text:list-item>
          <text:p text:style-name="P297">It got dark – стемнело</text:p>
        </text:list-item>
        <text:list-item>
          <text:p text:style-name="P297">I must get rid of my mistakes as soon as possible – я должен избавиться от своих ошибок как можно скорее</text:p>
        </text:list-item>
      </text:list>
      <text:p text:style-name="P298"><text:soft-page-break/><text:span text:style-name="T51">КОНТРОЛЬНАЯ 1</text:span><text:span text:style-name="T174">2</text:span><text:span text:style-name="T189">3</text:span><text:span text:style-name="T180">.</text:span><text:span text:style-name="T191">7</text:span><text:span text:style-name="T53"> – </text:span><text:span text:style-name="T21">1</text:span><text:span text:style-name="T174">2</text:span><text:span text:style-name="T189">3</text:span><text:span text:style-name="T162">.</text:span><text:span text:style-name="T191">8</text:span></text:p>
      <text:list xml:id="list269250673" text:style-name="L42">
        <text:list-item>
          <text:p text:style-name="P299">We considered it very important – мы считали это очень важным </text:p>
        </text:list-item>
        <text:list-item>
          <text:p text:style-name="P300">I hung his coat – я повесил его пальто</text:p>
        </text:list-item>
        <text:list-item>
          <text:p text:style-name="P301">He usually had a rest in the evening – он обычно отдыхал вечером</text:p>
        </text:list-item>
        <text:list-item>
          <text:p text:style-name="P301">I want to know advantages and disadvantages of this approach – я хочу знать достоинства и не достатки этого метода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7</meta:editing-cycles>
    <dc:date>2021-10-08T12:58:22.523111979</dc:date>
    <meta:generator>LibreOffice/7.2.1.2$Linux_X86_64 LibreOffice_project/87b77fad49947c1441b67c559c339af8f3517e22</meta:generator>
    <meta:editing-duration>PT12H31M16S</meta:editing-duration>
    <meta:print-date>2021-09-22T15:19:40.537764593</meta:print-date>
    <meta:document-statistic meta:table-count="0" meta:image-count="0" meta:object-count="0" meta:page-count="23" meta:paragraph-count="448" meta:word-count="5006" meta:character-count="27194" meta:non-whitespace-character-count="22620"/>
    <meta:template xlink:type="simple" xlink:actuate="onRequest" xlink:title="Normal.dotm" xlink:href=""/>
  </office:meta>
</office:document-meta>
</file>